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3.55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67" table:default-cell-style-name="Default"/>
        <table:table-column table:style-name="co8" table:default-cell-style-name="Default"/>
        <table:table-column table:style-name="co5" table:number-columns-repeated="33" table:default-cell-style-name="Default"/>
        <table:table-column table:style-name="co8" table:default-cell-style-name="Default"/>
        <table:table-column table:style-name="co5" table:number-columns-repeated="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5" table:number-columns-repeated="4" table:default-cell-style-name="Default"/>
        <table:table-column table:style-name="co6" table:number-columns-repeated="5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78.625</text:p>
          </table:table-cell>
          <table:table-cell office:value-type="float" office:value="87.625">
            <text:p>87.63</text:p>
          </table:table-cell>
          <table:table-cell office:value-type="float" office:value="98.875">
            <text:p>98.88</text:p>
          </table:table-cell>
          <table:table-cell office:value-type="float" office:value="108.4375">
            <text:p>108.44</text:p>
          </table:table-cell>
          <table:table-cell office:value-type="float" office:value="118">
            <text:p>118</text:p>
          </table:table-cell>
          <table:table-cell office:value-type="float" office:value="127.5625">
            <text:p>127.56</text:p>
          </table:table-cell>
          <table:table-cell office:value-type="float" office:value="136.8125">
            <text:p>136.81</text:p>
          </table:table-cell>
          <table:table-cell office:value-type="float" office:value="148.1875">
            <text:p>148.19</text:p>
          </table:table-cell>
          <table:table-cell office:value-type="float" office:value="156.625">
            <text:p>156.63</text:p>
          </table:table-cell>
          <table:table-cell office:value-type="float" office:value="158.9375">
            <text:p>158.94</text:p>
          </table:table-cell>
          <table:table-cell office:value-type="float" office:value="163.0625">
            <text:p>163.06</text:p>
          </table:table-cell>
          <table:table-cell office:value-type="float" office:value="163.125">
            <text:p>163.13</text:p>
          </table:table-cell>
          <table:table-cell office:value-type="float" office:value="155.3125">
            <text:p>155.31</text:p>
          </table:table-cell>
          <table:table-cell office:value-type="float" office:value="143.1875">
            <text:p>143.19</text:p>
          </table:table-cell>
          <table:table-cell office:value-type="float" office:value="128.0625">
            <text:p>128.06</text:p>
          </table:table-cell>
          <table:table-cell office:value-type="float" office:value="113.5625">
            <text:p>113.56</text:p>
          </table:table-cell>
          <table:table-cell office:value-type="float" office:value="99.875">
            <text:p>99.88</text:p>
          </table:table-cell>
          <table:table-cell office:value-type="float" office:value="92.375">
            <text:p>92.38</text:p>
          </table:table-cell>
          <table:table-cell office:value-type="float" office:value="91.9375">
            <text:p>91.94</text:p>
          </table:table-cell>
          <table:table-cell office:value-type="float" office:value="87.5625">
            <text:p>87.56</text:p>
          </table:table-cell>
          <table:table-cell office:value-type="float" office:value="83.375">
            <text:p>83.38</text:p>
          </table:table-cell>
          <table:table-cell office:value-type="float" office:value="84.0625">
            <text:p>84.06</text:p>
          </table:table-cell>
          <table:table-cell office:value-type="float" office:value="85.5">
            <text:p>85.5</text:p>
          </table:table-cell>
          <table:table-cell office:value-type="float" office:value="88.5">
            <text:p>88.5</text:p>
          </table:table-cell>
          <table:table-cell office:value-type="float" office:value="92.3125">
            <text:p>92.31</text:p>
          </table:table-cell>
          <table:table-cell office:value-type="float" office:value="94.9375">
            <text:p>94.94</text:p>
          </table:table-cell>
          <table:table-cell office:value-type="float" office:value="95.8125">
            <text:p>95.81</text:p>
          </table:table-cell>
          <table:table-cell office:value-type="float" office:value="95.5625">
            <text:p>95.56</text:p>
          </table:table-cell>
          <table:table-cell office:value-type="float" office:value="95.1875">
            <text:p>95.19</text:p>
          </table:table-cell>
          <table:table-cell office:value-type="float" office:value="95.0625">
            <text:p>95.06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4.9375">
            <text:p>94.94</text:p>
          </table:table-cell>
          <table:table-cell office:value-type="float" office:value="94.625">
            <text:p>94.63</text:p>
          </table:table-cell>
          <table:table-cell office:value-type="float" office:value="94">
            <text:p>94</text:p>
          </table:table-cell>
          <table:table-cell office:value-type="float" office:value="92.75">
            <text:p>92.75</text:p>
          </table:table-cell>
          <table:table-cell office:value-type="float" office:value="93.125">
            <text:p>93.13</text:p>
          </table:table-cell>
          <table:table-cell office:value-type="float" office:value="97.8125">
            <text:p>97.81</text:p>
          </table:table-cell>
          <table:table-cell office:value-type="float" office:value="105.875">
            <text:p>105.88</text:p>
          </table:table-cell>
          <table:table-cell office:value-type="float" office:value="115.5">
            <text:p>115.5</text:p>
          </table:table-cell>
          <table:table-cell office:value-type="float" office:value="126.1875">
            <text:p>126.19</text:p>
          </table:table-cell>
          <table:table-cell office:value-type="float" office:value="136.875">
            <text:p>136.88</text:p>
          </table:table-cell>
          <table:table-cell office:value-type="float" office:value="149">
            <text:p>149</text:p>
          </table:table-cell>
          <table:table-cell office:value-type="float" office:value="158.3125">
            <text:p>158.31</text:p>
          </table:table-cell>
          <table:table-cell office:value-type="float" office:value="161.5625">
            <text:p>161.56</text:p>
          </table:table-cell>
          <table:table-cell office:value-type="float" office:value="163.25">
            <text:p>163.25</text:p>
          </table:table-cell>
          <table:table-cell office:value-type="float" office:value="156.875">
            <text:p>156.88</text:p>
          </table:table-cell>
          <table:table-cell office:value-type="float" office:value="140.375">
            <text:p>140.38</text:p>
          </table:table-cell>
          <table:table-cell office:value-type="float" office:value="118.3125">
            <text:p>118.31</text:p>
          </table:table-cell>
          <table:table-cell office:value-type="float" office:value="84.25">
            <text:p>84.2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2.8125">
            <text:p>22.81</text:p>
          </table:table-cell>
          <table:table-cell office:value-type="float" office:value="150.875">
            <text:p>150.88</text:p>
          </table:table-cell>
          <table:table-cell office:value-type="float" office:value="190.6875">
            <text:p>190.69</text:p>
          </table:table-cell>
          <table:table-cell office:value-type="float" office:value="162.9375">
            <text:p>162.94</text:p>
          </table:table-cell>
          <table:table-cell office:value-type="float" office:value="148.125">
            <text:p>148.13</text:p>
          </table:table-cell>
          <table:table-cell office:value-type="float" office:value="118.3125">
            <text:p>118.31</text:p>
          </table:table-cell>
          <table:table-cell office:value-type="float" office:value="92">
            <text:p>92</text:p>
          </table:table-cell>
          <table:table-cell office:value-type="float" office:value="65.875">
            <text:p>65.88</text:p>
          </table:table-cell>
          <table:table-cell office:value-type="float" office:value="39.625">
            <text:p>39.63</text:p>
          </table:table-cell>
          <table:table-cell office:value-type="string">
            <text:p><text:s/>21.9375]</text:p>
          </table:table-cell>
        </table:table-row>
        <table:table-row table:style-name="ro1">
          <table:table-cell office:value-type="string">
            <text:p>[13.69287109375</text:p>
          </table:table-cell>
          <table:table-cell office:value-type="float" office:value="13.835693359375">
            <text:p>13.84</text:p>
          </table:table-cell>
          <table:table-cell office:value-type="float" office:value="14.4715576171875">
            <text:p>14.47</text:p>
          </table:table-cell>
          <table:table-cell office:value-type="float" office:value="13.892578125">
            <text:p>13.89</text:p>
          </table:table-cell>
          <table:table-cell office:value-type="float" office:value="13.52978515625">
            <text:p>13.53</text:p>
          </table:table-cell>
          <table:table-cell office:value-type="float" office:value="13.2457275390625">
            <text:p>13.25</text:p>
          </table:table-cell>
          <table:table-cell office:value-type="float" office:value="13.82568359375">
            <text:p>13.83</text:p>
          </table:table-cell>
          <table:table-cell office:value-type="float" office:value="14.3162841796875">
            <text:p>14.32</text:p>
          </table:table-cell>
          <table:table-cell office:value-type="float" office:value="15.095947265625">
            <text:p>15.1</text:p>
          </table:table-cell>
          <table:table-cell office:value-type="float" office:value="15.802490234375">
            <text:p>15.8</text:p>
          </table:table-cell>
          <table:table-cell office:value-type="float" office:value="16.31982421875">
            <text:p>16.32</text:p>
          </table:table-cell>
          <table:table-cell office:value-type="float" office:value="17.100830078125">
            <text:p>17.1</text:p>
          </table:table-cell>
          <table:table-cell office:value-type="float" office:value="17.3343505859375">
            <text:p>17.33</text:p>
          </table:table-cell>
          <table:table-cell office:value-type="float" office:value="16.0841064453125">
            <text:p>16.08</text:p>
          </table:table-cell>
          <table:table-cell office:value-type="float" office:value="17.2662353515625">
            <text:p>17.27</text:p>
          </table:table-cell>
          <table:table-cell office:value-type="float" office:value="17.409912109375">
            <text:p>17.41</text:p>
          </table:table-cell>
          <table:table-cell office:value-type="float" office:value="17.0159912109375">
            <text:p>17.02</text:p>
          </table:table-cell>
          <table:table-cell office:value-type="float" office:value="17.5289306640625">
            <text:p>17.53</text:p>
          </table:table-cell>
          <table:table-cell office:value-type="float" office:value="17.5771484375">
            <text:p>17.58</text:p>
          </table:table-cell>
          <table:table-cell office:value-type="float" office:value="16.179931640625">
            <text:p>16.18</text:p>
          </table:table-cell>
          <table:table-cell office:value-type="float" office:value="15.6785888671875">
            <text:p>15.68</text:p>
          </table:table-cell>
          <table:table-cell office:value-type="float" office:value="14.883056640625">
            <text:p>14.88</text:p>
          </table:table-cell>
          <table:table-cell office:value-type="float" office:value="16.4744873046875">
            <text:p>16.47</text:p>
          </table:table-cell>
          <table:table-cell office:value-type="float" office:value="17.1925048828125">
            <text:p>17.19</text:p>
          </table:table-cell>
          <table:table-cell office:value-type="float" office:value="17.88623046875">
            <text:p>17.89</text:p>
          </table:table-cell>
          <table:table-cell office:value-type="float" office:value="18.92724609375">
            <text:p>18.93</text:p>
          </table:table-cell>
          <table:table-cell office:value-type="float" office:value="20.4503173828125">
            <text:p>20.45</text:p>
          </table:table-cell>
          <table:table-cell office:value-type="float" office:value="21.8907470703125">
            <text:p>21.89</text:p>
          </table:table-cell>
          <table:table-cell office:value-type="float" office:value="23.49267578125">
            <text:p>23.49</text:p>
          </table:table-cell>
          <table:table-cell office:value-type="float" office:value="23.3505859375">
            <text:p>23.35</text:p>
          </table:table-cell>
          <table:table-cell office:value-type="float" office:value="25.2799072265625">
            <text:p>25.28</text:p>
          </table:table-cell>
          <table:table-cell office:value-type="float" office:value="24.7818603515625">
            <text:p>24.78</text:p>
          </table:table-cell>
          <table:table-cell office:value-type="float" office:value="24.9578857421875">
            <text:p>24.96</text:p>
          </table:table-cell>
          <table:table-cell office:value-type="float" office:value="24.009765625">
            <text:p>24.01</text:p>
          </table:table-cell>
          <table:table-cell office:value-type="float" office:value="22.57421875">
            <text:p>22.57</text:p>
          </table:table-cell>
          <table:table-cell office:value-type="float" office:value="20.270751953125">
            <text:p>20.27</text:p>
          </table:table-cell>
          <table:table-cell office:value-type="float" office:value="17.7078857421875">
            <text:p>17.71</text:p>
          </table:table-cell>
          <table:table-cell office:value-type="float" office:value="15.6510009765625">
            <text:p>15.65</text:p>
          </table:table-cell>
          <table:table-cell office:value-type="float" office:value="16.942626953125">
            <text:p>16.94</text:p>
          </table:table-cell>
          <table:table-cell office:value-type="float" office:value="15.9444580078125">
            <text:p>15.94</text:p>
          </table:table-cell>
          <table:table-cell office:value-type="float" office:value="17.169189453125">
            <text:p>17.17</text:p>
          </table:table-cell>
          <table:table-cell office:value-type="float" office:value="19.1885986328125">
            <text:p>19.19</text:p>
          </table:table-cell>
          <table:table-cell office:value-type="float" office:value="22.5716552734375">
            <text:p>22.57</text:p>
          </table:table-cell>
          <table:table-cell office:value-type="float" office:value="25.879638671875">
            <text:p>25.88</text:p>
          </table:table-cell>
          <table:table-cell office:value-type="float" office:value="29.623046875">
            <text:p>29.62</text:p>
          </table:table-cell>
          <table:table-cell office:value-type="float" office:value="29.98828125">
            <text:p>29.99</text:p>
          </table:table-cell>
          <table:table-cell office:value-type="float" office:value="32.3380126953125">
            <text:p>32.34</text:p>
          </table:table-cell>
          <table:table-cell office:value-type="float" office:value="33.02294921875">
            <text:p>33.02</text:p>
          </table:table-cell>
          <table:table-cell office:value-type="float" office:value="34.2166748046875">
            <text:p>34.22</text:p>
          </table:table-cell>
          <table:table-cell office:value-type="float" office:value="32.4906005859375">
            <text:p>32.49</text:p>
          </table:table-cell>
          <table:table-cell office:value-type="float" office:value="30.4967041015625">
            <text:p>30.5</text:p>
          </table:table-cell>
          <table:table-cell office:value-type="float" office:value="25.7642822265625">
            <text:p>25.76</text:p>
          </table:table-cell>
          <table:table-cell office:value-type="float" office:value="21.225830078125">
            <text:p>21.23</text:p>
          </table:table-cell>
          <table:table-cell office:value-type="float" office:value="18.631591796875">
            <text:p>18.63</text:p>
          </table:table-cell>
          <table:table-cell office:value-type="float" office:value="19.6085205078125">
            <text:p>19.61</text:p>
          </table:table-cell>
          <table:table-cell office:value-type="float" office:value="18.43017578125">
            <text:p>18.43</text:p>
          </table:table-cell>
          <table:table-cell office:value-type="float" office:value="19.3489990234375">
            <text:p>19.35</text:p>
          </table:table-cell>
          <table:table-cell office:value-type="float" office:value="19.048583984375">
            <text:p>19.05</text:p>
          </table:table-cell>
          <table:table-cell office:value-type="float" office:value="22.465576171875">
            <text:p>22.47</text:p>
          </table:table-cell>
          <table:table-cell office:value-type="float" office:value="26.51171875">
            <text:p>26.51</text:p>
          </table:table-cell>
          <table:table-cell office:value-type="float" office:value="32.1064453125">
            <text:p>32.11</text:p>
          </table:table-cell>
          <table:table-cell office:value-type="float" office:value="34.8267822265625">
            <text:p>34.83</text:p>
          </table:table-cell>
          <table:table-cell office:value-type="float" office:value="38.2447509765625">
            <text:p>38.24</text:p>
          </table:table-cell>
          <table:table-cell office:value-type="float" office:value="38.485595703125">
            <text:p>38.49</text:p>
          </table:table-cell>
          <table:table-cell office:value-type="float" office:value="40.3394775390625">
            <text:p>40.34</text:p>
          </table:table-cell>
          <table:table-cell office:value-type="float" office:value="40.4022216796875">
            <text:p>40.4</text:p>
          </table:table-cell>
          <table:table-cell office:value-type="float" office:value="41.1890869140625">
            <text:p>41.19</text:p>
          </table:table-cell>
          <table:table-cell office:value-type="float" office:value="37.699951171875">
            <text:p>37.7</text:p>
          </table:table-cell>
          <table:table-cell office:value-type="float" office:value="33.210205078125">
            <text:p>33.21</text:p>
          </table:table-cell>
          <table:table-cell office:value-type="float" office:value="27.4794921875">
            <text:p>27.48</text:p>
          </table:table-cell>
          <table:table-cell office:value-type="float" office:value="25.723876953125">
            <text:p>25.72</text:p>
          </table:table-cell>
          <table:table-cell office:value-type="float" office:value="23.623779296875">
            <text:p>23.62</text:p>
          </table:table-cell>
          <table:table-cell office:value-type="float" office:value="24.3082275390625">
            <text:p>24.31</text:p>
          </table:table-cell>
          <table:table-cell office:value-type="float" office:value="23.239501953125">
            <text:p>23.24</text:p>
          </table:table-cell>
          <table:table-cell office:value-type="float" office:value="24.0374755859375">
            <text:p>24.04</text:p>
          </table:table-cell>
          <table:table-cell office:value-type="float" office:value="23.85546875">
            <text:p>23.86</text:p>
          </table:table-cell>
          <table:table-cell office:value-type="float" office:value="28.0438232421875">
            <text:p>28.04</text:p>
          </table:table-cell>
          <table:table-cell office:value-type="float" office:value="31.705810546875">
            <text:p>31.71</text:p>
          </table:table-cell>
          <table:table-cell office:value-type="float" office:value="38.2760009765625">
            <text:p>38.28</text:p>
          </table:table-cell>
          <table:table-cell office:value-type="float" office:value="40.9139404296875">
            <text:p>40.91</text:p>
          </table:table-cell>
          <table:table-cell office:value-type="float" office:value="43.539306640625">
            <text:p>43.54</text:p>
          </table:table-cell>
          <table:table-cell office:value-type="float" office:value="42.973876953125">
            <text:p>42.97</text:p>
          </table:table-cell>
          <table:table-cell office:value-type="float" office:value="44.0257568359375">
            <text:p>44.03</text:p>
          </table:table-cell>
          <table:table-cell office:value-type="float" office:value="43.0430908203125">
            <text:p>43.04</text:p>
          </table:table-cell>
          <table:table-cell office:value-type="float" office:value="43.0045166015625">
            <text:p>43</text:p>
          </table:table-cell>
          <table:table-cell office:value-type="float" office:value="38.813720703125">
            <text:p>38.81</text:p>
          </table:table-cell>
          <table:table-cell office:value-type="float" office:value="35.08154296875">
            <text:p>35.08</text:p>
          </table:table-cell>
          <table:table-cell office:value-type="float" office:value="29.0010986328125">
            <text:p>29</text:p>
          </table:table-cell>
          <table:table-cell office:value-type="float" office:value="26.5283203125">
            <text:p>26.53</text:p>
          </table:table-cell>
          <table:table-cell office:value-type="float" office:value="23.8563232421875">
            <text:p>23.86</text:p>
          </table:table-cell>
          <table:table-cell office:value-type="float" office:value="24.0238037109375">
            <text:p>24.02</text:p>
          </table:table-cell>
          <table:table-cell office:value-type="float" office:value="22.292236328125">
            <text:p>22.29</text:p>
          </table:table-cell>
          <table:table-cell office:value-type="float" office:value="22.81494140625">
            <text:p>22.81</text:p>
          </table:table-cell>
          <table:table-cell office:value-type="float" office:value="22.279541015625">
            <text:p>22.28</text:p>
          </table:table-cell>
          <table:table-cell office:value-type="float" office:value="26.4300537109375">
            <text:p>26.43</text:p>
          </table:table-cell>
          <table:table-cell office:value-type="float" office:value="30.1365966796875">
            <text:p>30.14</text:p>
          </table:table-cell>
          <table:table-cell office:value-type="float" office:value="36.938720703125">
            <text:p>36.94</text:p>
          </table:table-cell>
          <table:table-cell office:value-type="float" office:value="39.14697265625">
            <text:p>39.15</text:p>
          </table:table-cell>
          <table:table-cell office:value-type="float" office:value="40.280029296875">
            <text:p>40.28</text:p>
          </table:table-cell>
          <table:table-cell office:value-type="float" office:value="38.259521484375">
            <text:p>38.26</text:p>
          </table:table-cell>
          <table:table-cell office:value-type="float" office:value="38.8011474609375">
            <text:p>38.8</text:p>
          </table:table-cell>
          <table:table-cell office:value-type="float" office:value="37.4498291015625">
            <text:p>37.45</text:p>
          </table:table-cell>
          <table:table-cell office:value-type="float" office:value="37.10546875">
            <text:p>37.11</text:p>
          </table:table-cell>
          <table:table-cell office:value-type="float" office:value="33.7183837890625">
            <text:p>33.72</text:p>
          </table:table-cell>
          <table:table-cell office:value-type="float" office:value="30.0369873046875">
            <text:p>30.04</text:p>
          </table:table-cell>
          <table:table-cell office:value-type="float" office:value="23.428466796875">
            <text:p>23.43</text:p>
          </table:table-cell>
          <table:table-cell office:value-type="float" office:value="20.2877197265625">
            <text:p>20.29</text:p>
          </table:table-cell>
          <table:table-cell office:value-type="float" office:value="17.3372802734375">
            <text:p>17.34</text:p>
          </table:table-cell>
          <table:table-cell office:value-type="float" office:value="17.617919921875">
            <text:p>17.62</text:p>
          </table:table-cell>
          <table:table-cell office:value-type="float" office:value="16.4871826171875">
            <text:p>16.49</text:p>
          </table:table-cell>
          <table:table-cell office:value-type="float" office:value="18.10986328125">
            <text:p>18.11</text:p>
          </table:table-cell>
          <table:table-cell office:value-type="float" office:value="19.36865234375">
            <text:p>19.37</text:p>
          </table:table-cell>
          <table:table-cell office:value-type="float" office:value="24.20263671875">
            <text:p>24.2</text:p>
          </table:table-cell>
          <table:table-cell office:value-type="float" office:value="27.2584228515625">
            <text:p>27.26</text:p>
          </table:table-cell>
          <table:table-cell office:value-type="float" office:value="30.94775390625">
            <text:p>30.95</text:p>
          </table:table-cell>
          <table:table-cell office:value-type="float" office:value="30.8563232421875">
            <text:p>30.86</text:p>
          </table:table-cell>
          <table:table-cell office:value-type="float" office:value="33.2452392578125">
            <text:p>33.25</text:p>
          </table:table-cell>
          <table:table-cell office:value-type="float" office:value="31.93603515625">
            <text:p>31.94</text:p>
          </table:table-cell>
          <table:table-cell office:value-type="float" office:value="31.3026123046875">
            <text:p>31.3</text:p>
          </table:table-cell>
          <table:table-cell office:value-type="float" office:value="31.0238037109375">
            <text:p>31.02</text:p>
          </table:table-cell>
          <table:table-cell office:value-type="float" office:value="28.9761962890625">
            <text:p>28.98</text:p>
          </table:table-cell>
          <table:table-cell office:value-type="float" office:value="22.39501953125">
            <text:p>22.4</text:p>
          </table:table-cell>
          <table:table-cell office:value-type="float" office:value="19.1522216796875">
            <text:p>19.15</text:p>
          </table:table-cell>
          <table:table-cell office:value-type="float" office:value="15.394287109375">
            <text:p>15.39</text:p>
          </table:table-cell>
          <table:table-cell office:value-type="float" office:value="13.8299560546875">
            <text:p>13.83</text:p>
          </table:table-cell>
          <table:table-cell office:value-type="float" office:value="12.9033203125">
            <text:p>12.9</text:p>
          </table:table-cell>
          <table:table-cell office:value-type="float" office:value="15.334228515625">
            <text:p>15.33</text:p>
          </table:table-cell>
          <table:table-cell office:value-type="float" office:value="16.5157470703125">
            <text:p>16.52</text:p>
          </table:table-cell>
          <table:table-cell office:value-type="float" office:value="20.2567138671875">
            <text:p>20.26</text:p>
          </table:table-cell>
          <table:table-cell office:value-type="float" office:value="21.17041015625">
            <text:p>21.17</text:p>
          </table:table-cell>
          <table:table-cell office:value-type="float" office:value="21.6885986328125">
            <text:p>21.69</text:p>
          </table:table-cell>
          <table:table-cell office:value-type="float" office:value="20.7325439453125">
            <text:p>20.73</text:p>
          </table:table-cell>
          <table:table-cell office:value-type="float" office:value="23.713134765625">
            <text:p>23.71</text:p>
          </table:table-cell>
          <table:table-cell office:value-type="float" office:value="24.2144775390625">
            <text:p>24.21</text:p>
          </table:table-cell>
          <table:table-cell office:value-type="float" office:value="24.425048828125">
            <text:p>24.43</text:p>
          </table:table-cell>
          <table:table-cell office:value-type="float" office:value="24.7281494140625">
            <text:p>24.73</text:p>
          </table:table-cell>
          <table:table-cell office:value-type="float" office:value="23.227294921875">
            <text:p>23.23</text:p>
          </table:table-cell>
          <table:table-cell office:value-type="float" office:value="17.5177001953125">
            <text:p>17.52</text:p>
          </table:table-cell>
          <table:table-cell office:value-type="float" office:value="16.285888671875">
            <text:p>16.29</text:p>
          </table:table-cell>
          <table:table-cell office:value-type="float" office:value="16.177490234375">
            <text:p>16.18</text:p>
          </table:table-cell>
          <table:table-cell office:value-type="float" office:value="15.555419921875">
            <text:p>15.56</text:p>
          </table:table-cell>
          <table:table-cell office:value-type="float" office:value="12.918701171875">
            <text:p>12.92</text:p>
          </table:table-cell>
          <table:table-cell office:value-type="float" office:value="13.4425048828125">
            <text:p>13.44</text:p>
          </table:table-cell>
          <table:table-cell office:value-type="float" office:value="12.79345703125">
            <text:p>12.79</text:p>
          </table:table-cell>
          <table:table-cell office:value-type="float" office:value="15.275634765625">
            <text:p>15.28</text:p>
          </table:table-cell>
          <table:table-cell office:value-type="float" office:value="17.7943115234375">
            <text:p>17.79</text:p>
          </table:table-cell>
          <table:table-cell office:value-type="float" office:value="16.820556640625">
            <text:p>16.82</text:p>
          </table:table-cell>
          <table:table-cell office:value-type="float" office:value="13.6075439453125">
            <text:p>13.61</text:p>
          </table:table-cell>
          <table:table-cell office:value-type="float" office:value="14.5076904296875">
            <text:p>14.51</text:p>
          </table:table-cell>
          <table:table-cell office:value-type="float" office:value="15.037109375">
            <text:p>15.04</text:p>
          </table:table-cell>
          <table:table-cell office:value-type="float" office:value="16.3934326171875">
            <text:p>16.39</text:p>
          </table:table-cell>
          <table:table-cell office:value-type="float" office:value="18.603515625">
            <text:p>18.6</text:p>
          </table:table-cell>
          <table:table-cell office:value-type="float" office:value="18.513671875">
            <text:p>18.51</text:p>
          </table:table-cell>
          <table:table-cell office:value-type="float" office:value="11.917724609375">
            <text:p>11.92</text:p>
          </table:table-cell>
          <table:table-cell office:value-type="float" office:value="10.3165283203125">
            <text:p>10.32</text:p>
          </table:table-cell>
          <table:table-cell office:value-type="float" office:value="11.8695068359375">
            <text:p>11.87</text:p>
          </table:table-cell>
          <table:table-cell office:value-type="float" office:value="11.3299560546875">
            <text:p>11.33</text:p>
          </table:table-cell>
          <table:table-cell office:value-type="float" office:value="11.2513427734375">
            <text:p>11.25</text:p>
          </table:table-cell>
          <table:table-cell office:value-type="float" office:value="12.073974609375">
            <text:p>12.07</text:p>
          </table:table-cell>
          <table:table-cell office:value-type="float" office:value="11.16357421875">
            <text:p>11.16</text:p>
          </table:table-cell>
          <table:table-cell office:value-type="float" office:value="13.0419921875">
            <text:p>13.04</text:p>
          </table:table-cell>
          <table:table-cell office:value-type="string">
            <text:p><text:s/>14.0146484375]</text:p>
          </table:table-cell>
        </table:table-row>
        <table:table-row table:style-name="ro1">
          <table:table-cell office:value-type="string">
            <text:p>[86.8609619140625</text:p>
          </table:table-cell>
          <table:table-cell office:value-type="float" office:value="86.551513671875">
            <text:p>86.55</text:p>
          </table:table-cell>
          <table:table-cell office:value-type="float" office:value="86.2359619140625">
            <text:p>86.24</text:p>
          </table:table-cell>
          <table:table-cell office:value-type="float" office:value="85.7672119140625">
            <text:p>85.77</text:p>
          </table:table-cell>
          <table:table-cell office:value-type="float" office:value="85.6298828125">
            <text:p>85.63</text:p>
          </table:table-cell>
          <table:table-cell office:value-type="float" office:value="86.0205078125">
            <text:p>86.02</text:p>
          </table:table-cell>
          <table:table-cell office:value-type="float" office:value="85.6280517578125">
            <text:p>85.63</text:p>
          </table:table-cell>
          <table:table-cell office:value-type="float" office:value="84.3389892578125">
            <text:p>84.34</text:p>
          </table:table-cell>
          <table:table-cell office:value-type="float" office:value="83.2086181640625">
            <text:p>83.21</text:p>
          </table:table-cell>
          <table:table-cell office:value-type="float" office:value="82.0245361328125">
            <text:p>82.02</text:p>
          </table:table-cell>
          <table:table-cell office:value-type="float" office:value="80.860595703125">
            <text:p>80.86</text:p>
          </table:table-cell>
          <table:table-cell office:value-type="float" office:value="79.86572265625">
            <text:p>79.87</text:p>
          </table:table-cell>
          <table:table-cell office:value-type="float" office:value="79.1619873046875">
            <text:p>79.16</text:p>
          </table:table-cell>
          <table:table-cell office:value-type="float" office:value="80.3292236328125">
            <text:p>80.33</text:p>
          </table:table-cell>
          <table:table-cell office:value-type="float" office:value="80.8544921875">
            <text:p>80.85</text:p>
          </table:table-cell>
          <table:table-cell office:value-type="float" office:value="78.986083984375">
            <text:p>78.99</text:p>
          </table:table-cell>
          <table:table-cell office:value-type="float" office:value="77.43359375">
            <text:p>77.43</text:p>
          </table:table-cell>
          <table:table-cell office:value-type="float" office:value="77.3641357421875">
            <text:p>77.36</text:p>
          </table:table-cell>
          <table:table-cell office:value-type="float" office:value="77.727783203125">
            <text:p>77.73</text:p>
          </table:table-cell>
          <table:table-cell office:value-type="float" office:value="78.308837890625">
            <text:p>78.31</text:p>
          </table:table-cell>
          <table:table-cell office:value-type="float" office:value="79.43701171875">
            <text:p>79.44</text:p>
          </table:table-cell>
          <table:table-cell office:value-type="float" office:value="80.5323486328125">
            <text:p>80.53</text:p>
          </table:table-cell>
          <table:table-cell office:value-type="float" office:value="78.929931640625">
            <text:p>78.93</text:p>
          </table:table-cell>
          <table:table-cell office:value-type="float" office:value="78.026611328125">
            <text:p>78.03</text:p>
          </table:table-cell>
          <table:table-cell office:value-type="float" office:value="77.3748779296875">
            <text:p>77.37</text:p>
          </table:table-cell>
          <table:table-cell office:value-type="float" office:value="74.5264892578125">
            <text:p>74.53</text:p>
          </table:table-cell>
          <table:table-cell office:value-type="float" office:value="71.6165771484375">
            <text:p>71.62</text:p>
          </table:table-cell>
          <table:table-cell office:value-type="float" office:value="69.2423095703125">
            <text:p>69.24</text:p>
          </table:table-cell>
          <table:table-cell office:value-type="float" office:value="66.4234619140625">
            <text:p>66.42</text:p>
          </table:table-cell>
          <table:table-cell office:value-type="float" office:value="66.7886962890625">
            <text:p>66.79</text:p>
          </table:table-cell>
          <table:table-cell office:value-type="float" office:value="67.1500244140625">
            <text:p>67.15</text:p>
          </table:table-cell>
          <table:table-cell office:value-type="float" office:value="65.1636962890625">
            <text:p>65.16</text:p>
          </table:table-cell>
          <table:table-cell office:value-type="float" office:value="63.3167724609375">
            <text:p>63.32</text:p>
          </table:table-cell>
          <table:table-cell office:value-type="float" office:value="64.9290771484375">
            <text:p>64.93</text:p>
          </table:table-cell>
          <table:table-cell office:value-type="float" office:value="67.853759765625">
            <text:p>67.85</text:p>
          </table:table-cell>
          <table:table-cell office:value-type="float" office:value="70.0557861328125">
            <text:p>70.06</text:p>
          </table:table-cell>
          <table:table-cell office:value-type="float" office:value="73.921630859375">
            <text:p>73.92</text:p>
          </table:table-cell>
          <table:table-cell office:value-type="float" office:value="75.86181640625">
            <text:p>75.86</text:p>
          </table:table-cell>
          <table:table-cell office:value-type="float" office:value="73.322998046875">
            <text:p>73.32</text:p>
          </table:table-cell>
          <table:table-cell office:value-type="float" office:value="75.7005615234375">
            <text:p>75.7</text:p>
          </table:table-cell>
          <table:table-cell office:value-type="float" office:value="76.1114501953125">
            <text:p>76.11</text:p>
          </table:table-cell>
          <table:table-cell office:value-type="float" office:value="71.6431884765625">
            <text:p>71.64</text:p>
          </table:table-cell>
          <table:table-cell office:value-type="float" office:value="66.2056884765625">
            <text:p>66.21</text:p>
          </table:table-cell>
          <table:table-cell office:value-type="float" office:value="59.6370849609375">
            <text:p>59.64</text:p>
          </table:table-cell>
          <table:table-cell office:value-type="float" office:value="52.139892578125">
            <text:p>52.14</text:p>
          </table:table-cell>
          <table:table-cell office:value-type="float" office:value="52.60205078125">
            <text:p>52.6</text:p>
          </table:table-cell>
          <table:table-cell office:value-type="float" office:value="54.7647705078125">
            <text:p>54.76</text:p>
          </table:table-cell>
          <table:table-cell office:value-type="float" office:value="50.9874267578125">
            <text:p>50.99</text:p>
          </table:table-cell>
          <table:table-cell office:value-type="float" office:value="48.0352783203125">
            <text:p>48.04</text:p>
          </table:table-cell>
          <table:table-cell office:value-type="float" office:value="49.6312255859375">
            <text:p>49.63</text:p>
          </table:table-cell>
          <table:table-cell office:value-type="float" office:value="52.1141357421875">
            <text:p>52.11</text:p>
          </table:table-cell>
          <table:table-cell office:value-type="float" office:value="58.6871337890625">
            <text:p>58.69</text:p>
          </table:table-cell>
          <table:table-cell office:value-type="float" office:value="67.9168701171875">
            <text:p>67.92</text:p>
          </table:table-cell>
          <table:table-cell office:value-type="float" office:value="70.1728515625">
            <text:p>70.17</text:p>
          </table:table-cell>
          <table:table-cell office:value-type="float" office:value="67.269775390625">
            <text:p>67.27</text:p>
          </table:table-cell>
          <table:table-cell office:value-type="float" office:value="69.203125">
            <text:p>69.2</text:p>
          </table:table-cell>
          <table:table-cell office:value-type="float" office:value="67.5457763671875">
            <text:p>67.55</text:p>
          </table:table-cell>
          <table:table-cell office:value-type="float" office:value="68.186279296875">
            <text:p>68.19</text:p>
          </table:table-cell>
          <table:table-cell office:value-type="float" office:value="67.1998291015625">
            <text:p>67.2</text:p>
          </table:table-cell>
          <table:table-cell office:value-type="float" office:value="58.2669677734375">
            <text:p>58.27</text:p>
          </table:table-cell>
          <table:table-cell office:value-type="float" office:value="47.4117431640625">
            <text:p>47.41</text:p>
          </table:table-cell>
          <table:table-cell office:value-type="float" office:value="43.4644775390625">
            <text:p>43.46</text:p>
          </table:table-cell>
          <table:table-cell office:value-type="float" office:value="40.56396484375">
            <text:p>40.56</text:p>
          </table:table-cell>
          <table:table-cell office:value-type="float" office:value="39.3671875">
            <text:p>39.37</text:p>
          </table:table-cell>
          <table:table-cell office:value-type="float" office:value="40.552978515625">
            <text:p>40.55</text:p>
          </table:table-cell>
          <table:table-cell office:value-type="float" office:value="38.133056640625">
            <text:p>38.13</text:p>
          </table:table-cell>
          <table:table-cell office:value-type="float" office:value="35.6365966796875">
            <text:p>35.64</text:p>
          </table:table-cell>
          <table:table-cell office:value-type="float" office:value="40.2576904296875">
            <text:p>40.26</text:p>
          </table:table-cell>
          <table:table-cell office:value-type="float" office:value="47.11572265625">
            <text:p>47.12</text:p>
          </table:table-cell>
          <table:table-cell office:value-type="float" office:value="55.362548828125">
            <text:p>55.36</text:p>
          </table:table-cell>
          <table:table-cell office:value-type="float" office:value="61.7398681640625">
            <text:p>61.74</text:p>
          </table:table-cell>
          <table:table-cell office:value-type="float" office:value="62.7015380859375">
            <text:p>62.7</text:p>
          </table:table-cell>
          <table:table-cell office:value-type="float" office:value="59.314697265625">
            <text:p>59.31</text:p>
          </table:table-cell>
          <table:table-cell office:value-type="float" office:value="61.1497802734375">
            <text:p>61.15</text:p>
          </table:table-cell>
          <table:table-cell office:value-type="float" office:value="60.2567138671875">
            <text:p>60.26</text:p>
          </table:table-cell>
          <table:table-cell office:value-type="float" office:value="60.2252197265625">
            <text:p>60.23</text:p>
          </table:table-cell>
          <table:table-cell office:value-type="float" office:value="57.75537109375">
            <text:p>57.76</text:p>
          </table:table-cell>
          <table:table-cell office:value-type="float" office:value="50.071044921875">
            <text:p>50.07</text:p>
          </table:table-cell>
          <table:table-cell office:value-type="float" office:value="39.8082275390625">
            <text:p>39.81</text:p>
          </table:table-cell>
          <table:table-cell office:value-type="float" office:value="34.9888916015625">
            <text:p>34.99</text:p>
          </table:table-cell>
          <table:table-cell office:value-type="float" office:value="32.18310546875">
            <text:p>32.18</text:p>
          </table:table-cell>
          <table:table-cell office:value-type="float" office:value="32.49169921875">
            <text:p>32.49</text:p>
          </table:table-cell>
          <table:table-cell office:value-type="float" office:value="34.9769287109375">
            <text:p>34.98</text:p>
          </table:table-cell>
          <table:table-cell office:value-type="float" office:value="33.7657470703125">
            <text:p>33.77</text:p>
          </table:table-cell>
          <table:table-cell office:value-type="float" office:value="32.855712890625">
            <text:p>32.86</text:p>
          </table:table-cell>
          <table:table-cell office:value-type="float" office:value="38.747802734375">
            <text:p>38.75</text:p>
          </table:table-cell>
          <table:table-cell office:value-type="float" office:value="44.865966796875">
            <text:p>44.87</text:p>
          </table:table-cell>
          <table:table-cell office:value-type="float" office:value="53.2989501953125">
            <text:p>53.3</text:p>
          </table:table-cell>
          <table:table-cell office:value-type="float" office:value="60.497802734375">
            <text:p>60.5</text:p>
          </table:table-cell>
          <table:table-cell office:value-type="float" office:value="62.788818359375">
            <text:p>62.79</text:p>
          </table:table-cell>
          <table:table-cell office:value-type="float" office:value="60.5146484375">
            <text:p>60.51</text:p>
          </table:table-cell>
          <table:table-cell office:value-type="float" office:value="62.5828857421875">
            <text:p>62.58</text:p>
          </table:table-cell>
          <table:table-cell office:value-type="float" office:value="61.77099609375">
            <text:p>61.77</text:p>
          </table:table-cell>
          <table:table-cell office:value-type="float" office:value="62.44873046875">
            <text:p>62.45</text:p>
          </table:table-cell>
          <table:table-cell office:value-type="float" office:value="60.0875244140625">
            <text:p>60.09</text:p>
          </table:table-cell>
          <table:table-cell office:value-type="float" office:value="52.30126953125">
            <text:p>52.3</text:p>
          </table:table-cell>
          <table:table-cell office:value-type="float" office:value="42.8013916015625">
            <text:p>42.8</text:p>
          </table:table-cell>
          <table:table-cell office:value-type="float" office:value="39.5732421875">
            <text:p>39.57</text:p>
          </table:table-cell>
          <table:table-cell office:value-type="float" office:value="37.7513427734375">
            <text:p>37.75</text:p>
          </table:table-cell>
          <table:table-cell office:value-type="float" office:value="38.938232421875">
            <text:p>38.94</text:p>
          </table:table-cell>
          <table:table-cell office:value-type="float" office:value="42.7247314453125">
            <text:p>42.72</text:p>
          </table:table-cell>
          <table:table-cell office:value-type="float" office:value="42.5157470703125">
            <text:p>42.52</text:p>
          </table:table-cell>
          <table:table-cell office:value-type="float" office:value="41.9530029296875">
            <text:p>41.95</text:p>
          </table:table-cell>
          <table:table-cell office:value-type="float" office:value="46.5673828125">
            <text:p>46.57</text:p>
          </table:table-cell>
          <table:table-cell office:value-type="float" office:value="52.14013671875">
            <text:p>52.14</text:p>
          </table:table-cell>
          <table:table-cell office:value-type="float" office:value="62.613037109375">
            <text:p>62.61</text:p>
          </table:table-cell>
          <table:table-cell office:value-type="float" office:value="71.2197265625">
            <text:p>71.22</text:p>
          </table:table-cell>
          <table:table-cell office:value-type="float" office:value="72.839111328125">
            <text:p>72.84</text:p>
          </table:table-cell>
          <table:table-cell office:value-type="float" office:value="69.7076416015625">
            <text:p>69.71</text:p>
          </table:table-cell>
          <table:table-cell office:value-type="float" office:value="70.8927001953125">
            <text:p>70.89</text:p>
          </table:table-cell>
          <table:table-cell office:value-type="float" office:value="68.60107421875">
            <text:p>68.6</text:p>
          </table:table-cell>
          <table:table-cell office:value-type="float" office:value="67.8260498046875">
            <text:p>67.83</text:p>
          </table:table-cell>
          <table:table-cell office:value-type="float" office:value="66.8314208984375">
            <text:p>66.83</text:p>
          </table:table-cell>
          <table:table-cell office:value-type="float" office:value="60.3701171875">
            <text:p>60.37</text:p>
          </table:table-cell>
          <table:table-cell office:value-type="float" office:value="51.07470703125">
            <text:p>51.07</text:p>
          </table:table-cell>
          <table:table-cell office:value-type="float" office:value="49.0137939453125">
            <text:p>49.01</text:p>
          </table:table-cell>
          <table:table-cell office:value-type="float" office:value="49.3507080078125">
            <text:p>49.35</text:p>
          </table:table-cell>
          <table:table-cell office:value-type="float" office:value="52.084716796875">
            <text:p>52.08</text:p>
          </table:table-cell>
          <table:table-cell office:value-type="float" office:value="57.161865234375">
            <text:p>57.16</text:p>
          </table:table-cell>
          <table:table-cell office:value-type="float" office:value="55.439208984375">
            <text:p>55.44</text:p>
          </table:table-cell>
          <table:table-cell office:value-type="float" office:value="53.9649658203125">
            <text:p>53.96</text:p>
          </table:table-cell>
          <table:table-cell office:value-type="float" office:value="61.7020263671875">
            <text:p>61.7</text:p>
          </table:table-cell>
          <table:table-cell office:value-type="float" office:value="69.6778564453125">
            <text:p>69.68</text:p>
          </table:table-cell>
          <table:table-cell office:value-type="float" office:value="76.7275390625">
            <text:p>76.73</text:p>
          </table:table-cell>
          <table:table-cell office:value-type="float" office:value="80.799560546875">
            <text:p>80.8</text:p>
          </table:table-cell>
          <table:table-cell office:value-type="float" office:value="80.14404296875">
            <text:p>80.14</text:p>
          </table:table-cell>
          <table:table-cell office:value-type="float" office:value="73.5137939453125">
            <text:p>73.51</text:p>
          </table:table-cell>
          <table:table-cell office:value-type="float" office:value="73.42724609375">
            <text:p>73.43</text:p>
          </table:table-cell>
          <table:table-cell office:value-type="float" office:value="74.715087890625">
            <text:p>74.72</text:p>
          </table:table-cell>
          <table:table-cell office:value-type="float" office:value="72.746826171875">
            <text:p>72.75</text:p>
          </table:table-cell>
          <table:table-cell office:value-type="float" office:value="69.64990234375">
            <text:p>69.65</text:p>
          </table:table-cell>
          <table:table-cell office:value-type="float" office:value="66.1849365234375">
            <text:p>66.18</text:p>
          </table:table-cell>
          <table:table-cell office:value-type="float" office:value="62.243896484375">
            <text:p>62.24</text:p>
          </table:table-cell>
          <table:table-cell office:value-type="float" office:value="64.411376953125">
            <text:p>64.41</text:p>
          </table:table-cell>
          <table:table-cell office:value-type="float" office:value="68.827392578125">
            <text:p>68.83</text:p>
          </table:table-cell>
          <table:table-cell office:value-type="float" office:value="68.61181640625">
            <text:p>68.61</text:p>
          </table:table-cell>
          <table:table-cell office:value-type="float" office:value="68.820556640625">
            <text:p>68.82</text:p>
          </table:table-cell>
          <table:table-cell office:value-type="float" office:value="71.21533203125">
            <text:p>71.22</text:p>
          </table:table-cell>
          <table:table-cell office:value-type="float" office:value="73.0797119140625">
            <text:p>73.08</text:p>
          </table:table-cell>
          <table:table-cell office:value-type="float" office:value="77.34912109375">
            <text:p>77.35</text:p>
          </table:table-cell>
          <table:table-cell office:value-type="float" office:value="80.8804931640625">
            <text:p>80.88</text:p>
          </table:table-cell>
          <table:table-cell office:value-type="float" office:value="82.8548583984375">
            <text:p>82.85</text:p>
          </table:table-cell>
          <table:table-cell office:value-type="float" office:value="80.7364501953125">
            <text:p>80.74</text:p>
          </table:table-cell>
          <table:table-cell office:value-type="float" office:value="80.0521240234375">
            <text:p>80.05</text:p>
          </table:table-cell>
          <table:table-cell office:value-type="float" office:value="80.1656494140625">
            <text:p>80.17</text:p>
          </table:table-cell>
          <table:table-cell office:value-type="float" office:value="80.1990966796875">
            <text:p>80.2</text:p>
          </table:table-cell>
          <table:table-cell office:value-type="float" office:value="80.4923095703125">
            <text:p>80.49</text:p>
          </table:table-cell>
          <table:table-cell office:value-type="float" office:value="79.7529296875">
            <text:p>79.75</text:p>
          </table:table-cell>
          <table:table-cell office:value-type="float" office:value="78.5615234375">
            <text:p>78.56</text:p>
          </table:table-cell>
          <table:table-cell office:value-type="float" office:value="80.1297607421875">
            <text:p>80.13</text:p>
          </table:table-cell>
          <table:table-cell office:value-type="float" office:value="81.037841796875">
            <text:p>81.04</text:p>
          </table:table-cell>
          <table:table-cell office:value-type="float" office:value="80.4949951171875">
            <text:p>80.49</text:p>
          </table:table-cell>
          <table:table-cell office:value-type="float" office:value="80.4033203125">
            <text:p>80.4</text:p>
          </table:table-cell>
          <table:table-cell office:value-type="float" office:value="81.7591552734375">
            <text:p>81.76</text:p>
          </table:table-cell>
          <table:table-cell office:value-type="float" office:value="83.0323486328125">
            <text:p>83.03</text:p>
          </table:table-cell>
          <table:table-cell office:value-type="float" office:value="84.0731201171875">
            <text:p>84.07</text:p>
          </table:table-cell>
          <table:table-cell office:value-type="float" office:value="85.4783935546875">
            <text:p>85.48</text:p>
          </table:table-cell>
          <table:table-cell office:value-type="float" office:value="86.6651611328125">
            <text:p>86.67</text:p>
          </table:table-cell>
          <table:table-cell office:value-type="float" office:value="85.87890625">
            <text:p>85.88</text:p>
          </table:table-cell>
          <table:table-cell office:value-type="float" office:value="86.2103271484375">
            <text:p>86.21</text:p>
          </table:table-cell>
          <table:table-cell office:value-type="float" office:value="86.9134521484375">
            <text:p>86.91</text:p>
          </table:table-cell>
          <table:table-cell office:value-type="string">
            <text:p><text:s/>87.6824951171875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0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78.625">
            <text:p>78.63</text:p>
          </table:table-cell>
          <table:table-cell office:value-type="float" office:value="87.625">
            <text:p>87.63</text:p>
          </table:table-cell>
          <table:table-cell office:value-type="float" office:value="98.875">
            <text:p>98.88</text:p>
          </table:table-cell>
          <table:table-cell office:value-type="float" office:value="108.4375">
            <text:p>108.44</text:p>
          </table:table-cell>
          <table:table-cell office:value-type="float" office:value="118">
            <text:p>118</text:p>
          </table:table-cell>
          <table:table-cell office:value-type="float" office:value="127.5625">
            <text:p>127.56</text:p>
          </table:table-cell>
          <table:table-cell office:value-type="float" office:value="136.8125">
            <text:p>136.81</text:p>
          </table:table-cell>
          <table:table-cell office:value-type="float" office:value="148.1875">
            <text:p>148.19</text:p>
          </table:table-cell>
          <table:table-cell office:value-type="float" office:value="156.625">
            <text:p>156.63</text:p>
          </table:table-cell>
          <table:table-cell office:value-type="float" office:value="158.9375">
            <text:p>158.94</text:p>
          </table:table-cell>
          <table:table-cell office:value-type="float" office:value="163.0625">
            <text:p>163.06</text:p>
          </table:table-cell>
          <table:table-cell office:value-type="float" office:value="163.125">
            <text:p>163.13</text:p>
          </table:table-cell>
          <table:table-cell office:value-type="float" office:value="155.3125">
            <text:p>155.31</text:p>
          </table:table-cell>
          <table:table-cell office:value-type="float" office:value="143.1875">
            <text:p>143.19</text:p>
          </table:table-cell>
          <table:table-cell office:value-type="float" office:value="128.0625">
            <text:p>128.06</text:p>
          </table:table-cell>
          <table:table-cell office:value-type="float" office:value="113.5625">
            <text:p>113.56</text:p>
          </table:table-cell>
          <table:table-cell office:value-type="float" office:value="99.875">
            <text:p>99.88</text:p>
          </table:table-cell>
          <table:table-cell office:value-type="float" office:value="92.375">
            <text:p>92.38</text:p>
          </table:table-cell>
          <table:table-cell office:value-type="float" office:value="91.9375">
            <text:p>91.94</text:p>
          </table:table-cell>
          <table:table-cell office:value-type="float" office:value="87.5625">
            <text:p>87.56</text:p>
          </table:table-cell>
          <table:table-cell office:value-type="float" office:value="83.375">
            <text:p>83.38</text:p>
          </table:table-cell>
          <table:table-cell office:value-type="float" office:value="84.0625">
            <text:p>84.06</text:p>
          </table:table-cell>
          <table:table-cell office:value-type="float" office:value="85.5">
            <text:p>85.5</text:p>
          </table:table-cell>
          <table:table-cell office:value-type="float" office:value="88.5">
            <text:p>88.5</text:p>
          </table:table-cell>
          <table:table-cell office:value-type="float" office:value="92.3125">
            <text:p>92.31</text:p>
          </table:table-cell>
          <table:table-cell office:value-type="float" office:value="94.9375">
            <text:p>94.94</text:p>
          </table:table-cell>
          <table:table-cell office:value-type="float" office:value="95.8125">
            <text:p>95.81</text:p>
          </table:table-cell>
          <table:table-cell office:value-type="float" office:value="95.5625">
            <text:p>95.56</text:p>
          </table:table-cell>
          <table:table-cell office:value-type="float" office:value="95.1875">
            <text:p>95.19</text:p>
          </table:table-cell>
          <table:table-cell office:value-type="float" office:value="95.0625">
            <text:p>95.06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4.9375">
            <text:p>94.94</text:p>
          </table:table-cell>
          <table:table-cell office:value-type="float" office:value="94.625">
            <text:p>94.63</text:p>
          </table:table-cell>
          <table:table-cell office:value-type="float" office:value="94">
            <text:p>94</text:p>
          </table:table-cell>
          <table:table-cell office:value-type="float" office:value="92.75">
            <text:p>92.75</text:p>
          </table:table-cell>
          <table:table-cell office:value-type="float" office:value="93.125">
            <text:p>93.13</text:p>
          </table:table-cell>
          <table:table-cell office:value-type="float" office:value="97.8125">
            <text:p>97.81</text:p>
          </table:table-cell>
          <table:table-cell office:value-type="float" office:value="105.875">
            <text:p>105.88</text:p>
          </table:table-cell>
          <table:table-cell office:value-type="float" office:value="115.5">
            <text:p>115.5</text:p>
          </table:table-cell>
          <table:table-cell office:value-type="float" office:value="126.1875">
            <text:p>126.19</text:p>
          </table:table-cell>
          <table:table-cell office:value-type="float" office:value="136.875">
            <text:p>136.88</text:p>
          </table:table-cell>
          <table:table-cell office:value-type="float" office:value="149">
            <text:p>149</text:p>
          </table:table-cell>
          <table:table-cell office:value-type="float" office:value="158.3125">
            <text:p>158.31</text:p>
          </table:table-cell>
          <table:table-cell office:value-type="float" office:value="161.5625">
            <text:p>161.56</text:p>
          </table:table-cell>
          <table:table-cell office:value-type="float" office:value="163.25">
            <text:p>163.25</text:p>
          </table:table-cell>
          <table:table-cell office:value-type="float" office:value="156.875">
            <text:p>156.88</text:p>
          </table:table-cell>
          <table:table-cell office:value-type="float" office:value="140.375">
            <text:p>140.38</text:p>
          </table:table-cell>
          <table:table-cell office:value-type="float" office:value="118.3125">
            <text:p>118.31</text:p>
          </table:table-cell>
          <table:table-cell office:value-type="float" office:value="84.25">
            <text:p>84.2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2.8125">
            <text:p>22.81</text:p>
          </table:table-cell>
          <table:table-cell office:value-type="float" office:value="150.875">
            <text:p>150.88</text:p>
          </table:table-cell>
          <table:table-cell office:value-type="float" office:value="190.6875">
            <text:p>190.69</text:p>
          </table:table-cell>
          <table:table-cell office:value-type="float" office:value="162.9375">
            <text:p>162.94</text:p>
          </table:table-cell>
          <table:table-cell office:value-type="float" office:value="148.125">
            <text:p>148.13</text:p>
          </table:table-cell>
          <table:table-cell office:value-type="float" office:value="118.3125">
            <text:p>118.31</text:p>
          </table:table-cell>
          <table:table-cell office:value-type="float" office:value="92">
            <text:p>92</text:p>
          </table:table-cell>
          <table:table-cell office:value-type="float" office:value="65.875">
            <text:p>65.88</text:p>
          </table:table-cell>
          <table:table-cell office:value-type="float" office:value="39.625">
            <text:p>39.63</text:p>
          </table:table-cell>
          <table:table-cell office:value-type="float" office:value="21.9375">
            <text:p>21.94</text:p>
          </table:table-cell>
        </table:table-row>
        <table:table-row table:style-name="ro1">
          <table:table-cell office:value-type="float" office:value="13.69287109375">
            <text:p>13.69</text:p>
          </table:table-cell>
          <table:table-cell office:value-type="float" office:value="13.835693359375">
            <text:p>13.84</text:p>
          </table:table-cell>
          <table:table-cell office:value-type="float" office:value="14.4715576171875">
            <text:p>14.47</text:p>
          </table:table-cell>
          <table:table-cell office:value-type="float" office:value="13.892578125">
            <text:p>13.89</text:p>
          </table:table-cell>
          <table:table-cell office:value-type="float" office:value="13.52978515625">
            <text:p>13.53</text:p>
          </table:table-cell>
          <table:table-cell office:value-type="float" office:value="13.2457275390625">
            <text:p>13.25</text:p>
          </table:table-cell>
          <table:table-cell office:value-type="float" office:value="13.82568359375">
            <text:p>13.83</text:p>
          </table:table-cell>
          <table:table-cell office:value-type="float" office:value="14.3162841796875">
            <text:p>14.32</text:p>
          </table:table-cell>
          <table:table-cell office:value-type="float" office:value="15.095947265625">
            <text:p>15.1</text:p>
          </table:table-cell>
          <table:table-cell office:value-type="float" office:value="15.802490234375">
            <text:p>15.8</text:p>
          </table:table-cell>
          <table:table-cell office:value-type="float" office:value="16.31982421875">
            <text:p>16.32</text:p>
          </table:table-cell>
          <table:table-cell office:value-type="float" office:value="17.100830078125">
            <text:p>17.1</text:p>
          </table:table-cell>
          <table:table-cell office:value-type="float" office:value="17.3343505859375">
            <text:p>17.33</text:p>
          </table:table-cell>
          <table:table-cell office:value-type="float" office:value="16.0841064453125">
            <text:p>16.08</text:p>
          </table:table-cell>
          <table:table-cell office:value-type="float" office:value="17.2662353515625">
            <text:p>17.27</text:p>
          </table:table-cell>
          <table:table-cell office:value-type="float" office:value="17.409912109375">
            <text:p>17.41</text:p>
          </table:table-cell>
          <table:table-cell office:value-type="float" office:value="17.0159912109375">
            <text:p>17.02</text:p>
          </table:table-cell>
          <table:table-cell office:value-type="float" office:value="17.5289306640625">
            <text:p>17.53</text:p>
          </table:table-cell>
          <table:table-cell office:value-type="float" office:value="17.5771484375">
            <text:p>17.58</text:p>
          </table:table-cell>
          <table:table-cell office:value-type="float" office:value="16.179931640625">
            <text:p>16.18</text:p>
          </table:table-cell>
          <table:table-cell office:value-type="float" office:value="15.6785888671875">
            <text:p>15.68</text:p>
          </table:table-cell>
          <table:table-cell office:value-type="float" office:value="14.883056640625">
            <text:p>14.88</text:p>
          </table:table-cell>
          <table:table-cell office:value-type="float" office:value="16.4744873046875">
            <text:p>16.47</text:p>
          </table:table-cell>
          <table:table-cell office:value-type="float" office:value="17.1925048828125">
            <text:p>17.19</text:p>
          </table:table-cell>
          <table:table-cell office:value-type="float" office:value="17.88623046875">
            <text:p>17.89</text:p>
          </table:table-cell>
          <table:table-cell office:value-type="float" office:value="18.92724609375">
            <text:p>18.93</text:p>
          </table:table-cell>
          <table:table-cell office:value-type="float" office:value="20.4503173828125">
            <text:p>20.45</text:p>
          </table:table-cell>
          <table:table-cell office:value-type="float" office:value="21.8907470703125">
            <text:p>21.89</text:p>
          </table:table-cell>
          <table:table-cell office:value-type="float" office:value="23.49267578125">
            <text:p>23.49</text:p>
          </table:table-cell>
          <table:table-cell office:value-type="float" office:value="23.3505859375">
            <text:p>23.35</text:p>
          </table:table-cell>
          <table:table-cell office:value-type="float" office:value="25.2799072265625">
            <text:p>25.28</text:p>
          </table:table-cell>
          <table:table-cell office:value-type="float" office:value="24.7818603515625">
            <text:p>24.78</text:p>
          </table:table-cell>
          <table:table-cell office:value-type="float" office:value="24.9578857421875">
            <text:p>24.96</text:p>
          </table:table-cell>
          <table:table-cell office:value-type="float" office:value="24.009765625">
            <text:p>24.01</text:p>
          </table:table-cell>
          <table:table-cell office:value-type="float" office:value="22.57421875">
            <text:p>22.57</text:p>
          </table:table-cell>
          <table:table-cell office:value-type="float" office:value="20.270751953125">
            <text:p>20.27</text:p>
          </table:table-cell>
          <table:table-cell office:value-type="float" office:value="17.7078857421875">
            <text:p>17.71</text:p>
          </table:table-cell>
          <table:table-cell office:value-type="float" office:value="15.6510009765625">
            <text:p>15.65</text:p>
          </table:table-cell>
          <table:table-cell office:value-type="float" office:value="16.942626953125">
            <text:p>16.94</text:p>
          </table:table-cell>
          <table:table-cell office:value-type="float" office:value="15.9444580078125">
            <text:p>15.94</text:p>
          </table:table-cell>
          <table:table-cell office:value-type="float" office:value="17.169189453125">
            <text:p>17.17</text:p>
          </table:table-cell>
          <table:table-cell office:value-type="float" office:value="19.1885986328125">
            <text:p>19.19</text:p>
          </table:table-cell>
          <table:table-cell office:value-type="float" office:value="22.5716552734375">
            <text:p>22.57</text:p>
          </table:table-cell>
          <table:table-cell office:value-type="float" office:value="25.879638671875">
            <text:p>25.88</text:p>
          </table:table-cell>
          <table:table-cell office:value-type="float" office:value="29.623046875">
            <text:p>29.62</text:p>
          </table:table-cell>
          <table:table-cell office:value-type="float" office:value="29.98828125">
            <text:p>29.99</text:p>
          </table:table-cell>
          <table:table-cell office:value-type="float" office:value="32.3380126953125">
            <text:p>32.34</text:p>
          </table:table-cell>
          <table:table-cell office:value-type="float" office:value="33.02294921875">
            <text:p>33.02</text:p>
          </table:table-cell>
          <table:table-cell office:value-type="float" office:value="34.2166748046875">
            <text:p>34.22</text:p>
          </table:table-cell>
          <table:table-cell office:value-type="float" office:value="32.4906005859375">
            <text:p>32.49</text:p>
          </table:table-cell>
          <table:table-cell office:value-type="float" office:value="30.4967041015625">
            <text:p>30.5</text:p>
          </table:table-cell>
          <table:table-cell office:value-type="float" office:value="25.7642822265625">
            <text:p>25.76</text:p>
          </table:table-cell>
          <table:table-cell office:value-type="float" office:value="21.225830078125">
            <text:p>21.23</text:p>
          </table:table-cell>
          <table:table-cell office:value-type="float" office:value="18.631591796875">
            <text:p>18.63</text:p>
          </table:table-cell>
          <table:table-cell office:value-type="float" office:value="19.6085205078125">
            <text:p>19.61</text:p>
          </table:table-cell>
          <table:table-cell office:value-type="float" office:value="18.43017578125">
            <text:p>18.43</text:p>
          </table:table-cell>
          <table:table-cell office:value-type="float" office:value="19.3489990234375">
            <text:p>19.35</text:p>
          </table:table-cell>
          <table:table-cell office:value-type="float" office:value="19.048583984375">
            <text:p>19.05</text:p>
          </table:table-cell>
          <table:table-cell office:value-type="float" office:value="22.465576171875">
            <text:p>22.47</text:p>
          </table:table-cell>
          <table:table-cell office:value-type="float" office:value="26.51171875">
            <text:p>26.51</text:p>
          </table:table-cell>
          <table:table-cell office:value-type="float" office:value="32.1064453125">
            <text:p>32.11</text:p>
          </table:table-cell>
          <table:table-cell office:value-type="float" office:value="34.8267822265625">
            <text:p>34.83</text:p>
          </table:table-cell>
          <table:table-cell office:value-type="float" office:value="38.2447509765625">
            <text:p>38.24</text:p>
          </table:table-cell>
          <table:table-cell office:value-type="float" office:value="38.485595703125">
            <text:p>38.49</text:p>
          </table:table-cell>
          <table:table-cell office:value-type="float" office:value="40.3394775390625">
            <text:p>40.34</text:p>
          </table:table-cell>
          <table:table-cell office:value-type="float" office:value="40.4022216796875">
            <text:p>40.4</text:p>
          </table:table-cell>
          <table:table-cell office:value-type="float" office:value="41.1890869140625">
            <text:p>41.19</text:p>
          </table:table-cell>
          <table:table-cell office:value-type="float" office:value="37.699951171875">
            <text:p>37.7</text:p>
          </table:table-cell>
          <table:table-cell office:value-type="float" office:value="33.210205078125">
            <text:p>33.21</text:p>
          </table:table-cell>
          <table:table-cell office:value-type="float" office:value="27.4794921875">
            <text:p>27.48</text:p>
          </table:table-cell>
          <table:table-cell office:value-type="float" office:value="25.723876953125">
            <text:p>25.72</text:p>
          </table:table-cell>
          <table:table-cell office:value-type="float" office:value="23.623779296875">
            <text:p>23.62</text:p>
          </table:table-cell>
          <table:table-cell office:value-type="float" office:value="24.3082275390625">
            <text:p>24.31</text:p>
          </table:table-cell>
          <table:table-cell office:value-type="float" office:value="23.239501953125">
            <text:p>23.24</text:p>
          </table:table-cell>
          <table:table-cell office:value-type="float" office:value="24.0374755859375">
            <text:p>24.04</text:p>
          </table:table-cell>
          <table:table-cell office:value-type="float" office:value="23.85546875">
            <text:p>23.86</text:p>
          </table:table-cell>
          <table:table-cell office:value-type="float" office:value="28.0438232421875">
            <text:p>28.04</text:p>
          </table:table-cell>
          <table:table-cell office:value-type="float" office:value="31.705810546875">
            <text:p>31.71</text:p>
          </table:table-cell>
          <table:table-cell office:value-type="float" office:value="38.2760009765625">
            <text:p>38.28</text:p>
          </table:table-cell>
          <table:table-cell office:value-type="float" office:value="40.9139404296875">
            <text:p>40.91</text:p>
          </table:table-cell>
          <table:table-cell office:value-type="float" office:value="43.539306640625">
            <text:p>43.54</text:p>
          </table:table-cell>
          <table:table-cell office:value-type="float" office:value="42.973876953125">
            <text:p>42.97</text:p>
          </table:table-cell>
          <table:table-cell office:value-type="float" office:value="44.0257568359375">
            <text:p>44.03</text:p>
          </table:table-cell>
          <table:table-cell office:value-type="float" office:value="43.0430908203125">
            <text:p>43.04</text:p>
          </table:table-cell>
          <table:table-cell office:value-type="float" office:value="43.0045166015625">
            <text:p>43</text:p>
          </table:table-cell>
          <table:table-cell office:value-type="float" office:value="38.813720703125">
            <text:p>38.81</text:p>
          </table:table-cell>
          <table:table-cell office:value-type="float" office:value="35.08154296875">
            <text:p>35.08</text:p>
          </table:table-cell>
          <table:table-cell office:value-type="float" office:value="29.0010986328125">
            <text:p>29</text:p>
          </table:table-cell>
          <table:table-cell office:value-type="float" office:value="26.5283203125">
            <text:p>26.53</text:p>
          </table:table-cell>
          <table:table-cell office:value-type="float" office:value="23.8563232421875">
            <text:p>23.86</text:p>
          </table:table-cell>
          <table:table-cell office:value-type="float" office:value="24.0238037109375">
            <text:p>24.02</text:p>
          </table:table-cell>
          <table:table-cell office:value-type="float" office:value="22.292236328125">
            <text:p>22.29</text:p>
          </table:table-cell>
          <table:table-cell office:value-type="float" office:value="22.81494140625">
            <text:p>22.81</text:p>
          </table:table-cell>
          <table:table-cell office:value-type="float" office:value="22.279541015625">
            <text:p>22.28</text:p>
          </table:table-cell>
          <table:table-cell office:value-type="float" office:value="26.4300537109375">
            <text:p>26.43</text:p>
          </table:table-cell>
          <table:table-cell office:value-type="float" office:value="30.1365966796875">
            <text:p>30.14</text:p>
          </table:table-cell>
          <table:table-cell office:value-type="float" office:value="36.938720703125">
            <text:p>36.94</text:p>
          </table:table-cell>
          <table:table-cell office:value-type="float" office:value="39.14697265625">
            <text:p>39.15</text:p>
          </table:table-cell>
          <table:table-cell office:value-type="float" office:value="40.280029296875">
            <text:p>40.28</text:p>
          </table:table-cell>
          <table:table-cell office:value-type="float" office:value="38.259521484375">
            <text:p>38.26</text:p>
          </table:table-cell>
          <table:table-cell office:value-type="float" office:value="38.8011474609375">
            <text:p>38.8</text:p>
          </table:table-cell>
          <table:table-cell office:value-type="float" office:value="37.4498291015625">
            <text:p>37.45</text:p>
          </table:table-cell>
          <table:table-cell office:value-type="float" office:value="37.10546875">
            <text:p>37.11</text:p>
          </table:table-cell>
          <table:table-cell office:value-type="float" office:value="33.7183837890625">
            <text:p>33.72</text:p>
          </table:table-cell>
          <table:table-cell office:value-type="float" office:value="30.0369873046875">
            <text:p>30.04</text:p>
          </table:table-cell>
          <table:table-cell office:value-type="float" office:value="23.428466796875">
            <text:p>23.43</text:p>
          </table:table-cell>
          <table:table-cell office:value-type="float" office:value="20.2877197265625">
            <text:p>20.29</text:p>
          </table:table-cell>
          <table:table-cell office:value-type="float" office:value="17.3372802734375">
            <text:p>17.34</text:p>
          </table:table-cell>
          <table:table-cell office:value-type="float" office:value="17.617919921875">
            <text:p>17.62</text:p>
          </table:table-cell>
          <table:table-cell office:value-type="float" office:value="16.4871826171875">
            <text:p>16.49</text:p>
          </table:table-cell>
          <table:table-cell office:value-type="float" office:value="18.10986328125">
            <text:p>18.11</text:p>
          </table:table-cell>
          <table:table-cell office:value-type="float" office:value="19.36865234375">
            <text:p>19.37</text:p>
          </table:table-cell>
          <table:table-cell office:value-type="float" office:value="24.20263671875">
            <text:p>24.2</text:p>
          </table:table-cell>
          <table:table-cell office:value-type="float" office:value="27.2584228515625">
            <text:p>27.26</text:p>
          </table:table-cell>
          <table:table-cell office:value-type="float" office:value="30.94775390625">
            <text:p>30.95</text:p>
          </table:table-cell>
          <table:table-cell office:value-type="float" office:value="30.8563232421875">
            <text:p>30.86</text:p>
          </table:table-cell>
          <table:table-cell office:value-type="float" office:value="33.2452392578125">
            <text:p>33.25</text:p>
          </table:table-cell>
          <table:table-cell office:value-type="float" office:value="31.93603515625">
            <text:p>31.94</text:p>
          </table:table-cell>
          <table:table-cell office:value-type="float" office:value="31.3026123046875">
            <text:p>31.3</text:p>
          </table:table-cell>
          <table:table-cell office:value-type="float" office:value="31.0238037109375">
            <text:p>31.02</text:p>
          </table:table-cell>
          <table:table-cell office:value-type="float" office:value="28.9761962890625">
            <text:p>28.98</text:p>
          </table:table-cell>
          <table:table-cell office:value-type="float" office:value="22.39501953125">
            <text:p>22.4</text:p>
          </table:table-cell>
          <table:table-cell office:value-type="float" office:value="19.1522216796875">
            <text:p>19.15</text:p>
          </table:table-cell>
          <table:table-cell office:value-type="float" office:value="15.394287109375">
            <text:p>15.39</text:p>
          </table:table-cell>
          <table:table-cell office:value-type="float" office:value="13.8299560546875">
            <text:p>13.83</text:p>
          </table:table-cell>
          <table:table-cell office:value-type="float" office:value="12.9033203125">
            <text:p>12.9</text:p>
          </table:table-cell>
          <table:table-cell office:value-type="float" office:value="15.334228515625">
            <text:p>15.33</text:p>
          </table:table-cell>
          <table:table-cell office:value-type="float" office:value="16.5157470703125">
            <text:p>16.52</text:p>
          </table:table-cell>
          <table:table-cell office:value-type="float" office:value="20.2567138671875">
            <text:p>20.26</text:p>
          </table:table-cell>
          <table:table-cell office:value-type="float" office:value="21.17041015625">
            <text:p>21.17</text:p>
          </table:table-cell>
          <table:table-cell office:value-type="float" office:value="21.6885986328125">
            <text:p>21.69</text:p>
          </table:table-cell>
          <table:table-cell office:value-type="float" office:value="20.7325439453125">
            <text:p>20.73</text:p>
          </table:table-cell>
          <table:table-cell office:value-type="float" office:value="23.713134765625">
            <text:p>23.71</text:p>
          </table:table-cell>
          <table:table-cell office:value-type="float" office:value="24.2144775390625">
            <text:p>24.21</text:p>
          </table:table-cell>
          <table:table-cell office:value-type="float" office:value="24.425048828125">
            <text:p>24.43</text:p>
          </table:table-cell>
          <table:table-cell office:value-type="float" office:value="24.7281494140625">
            <text:p>24.73</text:p>
          </table:table-cell>
          <table:table-cell office:value-type="float" office:value="23.227294921875">
            <text:p>23.23</text:p>
          </table:table-cell>
          <table:table-cell office:value-type="float" office:value="17.5177001953125">
            <text:p>17.52</text:p>
          </table:table-cell>
          <table:table-cell office:value-type="float" office:value="16.285888671875">
            <text:p>16.29</text:p>
          </table:table-cell>
          <table:table-cell office:value-type="float" office:value="16.177490234375">
            <text:p>16.18</text:p>
          </table:table-cell>
          <table:table-cell office:value-type="float" office:value="15.555419921875">
            <text:p>15.56</text:p>
          </table:table-cell>
          <table:table-cell office:value-type="float" office:value="12.918701171875">
            <text:p>12.92</text:p>
          </table:table-cell>
          <table:table-cell office:value-type="float" office:value="13.4425048828125">
            <text:p>13.44</text:p>
          </table:table-cell>
          <table:table-cell office:value-type="float" office:value="12.79345703125">
            <text:p>12.79</text:p>
          </table:table-cell>
          <table:table-cell office:value-type="float" office:value="15.275634765625">
            <text:p>15.28</text:p>
          </table:table-cell>
          <table:table-cell office:value-type="float" office:value="17.7943115234375">
            <text:p>17.79</text:p>
          </table:table-cell>
          <table:table-cell office:value-type="float" office:value="16.820556640625">
            <text:p>16.82</text:p>
          </table:table-cell>
          <table:table-cell office:value-type="float" office:value="13.6075439453125">
            <text:p>13.61</text:p>
          </table:table-cell>
          <table:table-cell office:value-type="float" office:value="14.5076904296875">
            <text:p>14.51</text:p>
          </table:table-cell>
          <table:table-cell office:value-type="float" office:value="15.037109375">
            <text:p>15.04</text:p>
          </table:table-cell>
          <table:table-cell office:value-type="float" office:value="16.3934326171875">
            <text:p>16.39</text:p>
          </table:table-cell>
          <table:table-cell office:value-type="float" office:value="18.603515625">
            <text:p>18.6</text:p>
          </table:table-cell>
          <table:table-cell office:value-type="float" office:value="18.513671875">
            <text:p>18.51</text:p>
          </table:table-cell>
          <table:table-cell office:value-type="float" office:value="11.917724609375">
            <text:p>11.92</text:p>
          </table:table-cell>
          <table:table-cell office:value-type="float" office:value="10.3165283203125">
            <text:p>10.32</text:p>
          </table:table-cell>
          <table:table-cell office:value-type="float" office:value="11.8695068359375">
            <text:p>11.87</text:p>
          </table:table-cell>
          <table:table-cell office:value-type="float" office:value="11.3299560546875">
            <text:p>11.33</text:p>
          </table:table-cell>
          <table:table-cell office:value-type="float" office:value="11.2513427734375">
            <text:p>11.25</text:p>
          </table:table-cell>
          <table:table-cell office:value-type="float" office:value="12.073974609375">
            <text:p>12.07</text:p>
          </table:table-cell>
          <table:table-cell office:value-type="float" office:value="11.16357421875">
            <text:p>11.16</text:p>
          </table:table-cell>
          <table:table-cell office:value-type="float" office:value="13.0419921875">
            <text:p>13.04</text:p>
          </table:table-cell>
          <table:table-cell office:value-type="float" office:value="14.0146484375">
            <text:p>14.01</text:p>
          </table:table-cell>
        </table:table-row>
        <table:table-row table:style-name="ro1">
          <table:table-cell office:value-type="float" office:value="86.8609619140625">
            <text:p>86.86</text:p>
          </table:table-cell>
          <table:table-cell office:value-type="float" office:value="86.551513671875">
            <text:p>86.55</text:p>
          </table:table-cell>
          <table:table-cell office:value-type="float" office:value="86.2359619140625">
            <text:p>86.24</text:p>
          </table:table-cell>
          <table:table-cell office:value-type="float" office:value="85.7672119140625">
            <text:p>85.77</text:p>
          </table:table-cell>
          <table:table-cell office:value-type="float" office:value="85.6298828125">
            <text:p>85.63</text:p>
          </table:table-cell>
          <table:table-cell office:value-type="float" office:value="86.0205078125">
            <text:p>86.02</text:p>
          </table:table-cell>
          <table:table-cell office:value-type="float" office:value="85.6280517578125">
            <text:p>85.63</text:p>
          </table:table-cell>
          <table:table-cell office:value-type="float" office:value="84.3389892578125">
            <text:p>84.34</text:p>
          </table:table-cell>
          <table:table-cell office:value-type="float" office:value="83.2086181640625">
            <text:p>83.21</text:p>
          </table:table-cell>
          <table:table-cell office:value-type="float" office:value="82.0245361328125">
            <text:p>82.02</text:p>
          </table:table-cell>
          <table:table-cell office:value-type="float" office:value="80.860595703125">
            <text:p>80.86</text:p>
          </table:table-cell>
          <table:table-cell office:value-type="float" office:value="79.86572265625">
            <text:p>79.87</text:p>
          </table:table-cell>
          <table:table-cell office:value-type="float" office:value="79.1619873046875">
            <text:p>79.16</text:p>
          </table:table-cell>
          <table:table-cell office:value-type="float" office:value="80.3292236328125">
            <text:p>80.33</text:p>
          </table:table-cell>
          <table:table-cell office:value-type="float" office:value="80.8544921875">
            <text:p>80.85</text:p>
          </table:table-cell>
          <table:table-cell office:value-type="float" office:value="78.986083984375">
            <text:p>78.99</text:p>
          </table:table-cell>
          <table:table-cell office:value-type="float" office:value="77.43359375">
            <text:p>77.43</text:p>
          </table:table-cell>
          <table:table-cell office:value-type="float" office:value="77.3641357421875">
            <text:p>77.36</text:p>
          </table:table-cell>
          <table:table-cell office:value-type="float" office:value="77.727783203125">
            <text:p>77.73</text:p>
          </table:table-cell>
          <table:table-cell office:value-type="float" office:value="78.308837890625">
            <text:p>78.31</text:p>
          </table:table-cell>
          <table:table-cell office:value-type="float" office:value="79.43701171875">
            <text:p>79.44</text:p>
          </table:table-cell>
          <table:table-cell office:value-type="float" office:value="80.5323486328125">
            <text:p>80.53</text:p>
          </table:table-cell>
          <table:table-cell office:value-type="float" office:value="78.929931640625">
            <text:p>78.93</text:p>
          </table:table-cell>
          <table:table-cell office:value-type="float" office:value="78.026611328125">
            <text:p>78.03</text:p>
          </table:table-cell>
          <table:table-cell office:value-type="float" office:value="77.3748779296875">
            <text:p>77.37</text:p>
          </table:table-cell>
          <table:table-cell office:value-type="float" office:value="74.5264892578125">
            <text:p>74.53</text:p>
          </table:table-cell>
          <table:table-cell office:value-type="float" office:value="71.6165771484375">
            <text:p>71.62</text:p>
          </table:table-cell>
          <table:table-cell office:value-type="float" office:value="69.2423095703125">
            <text:p>69.24</text:p>
          </table:table-cell>
          <table:table-cell office:value-type="float" office:value="66.4234619140625">
            <text:p>66.42</text:p>
          </table:table-cell>
          <table:table-cell office:value-type="float" office:value="66.7886962890625">
            <text:p>66.79</text:p>
          </table:table-cell>
          <table:table-cell office:value-type="float" office:value="67.1500244140625">
            <text:p>67.15</text:p>
          </table:table-cell>
          <table:table-cell office:value-type="float" office:value="65.1636962890625">
            <text:p>65.16</text:p>
          </table:table-cell>
          <table:table-cell office:value-type="float" office:value="63.3167724609375">
            <text:p>63.32</text:p>
          </table:table-cell>
          <table:table-cell office:value-type="float" office:value="64.9290771484375">
            <text:p>64.93</text:p>
          </table:table-cell>
          <table:table-cell office:value-type="float" office:value="67.853759765625">
            <text:p>67.85</text:p>
          </table:table-cell>
          <table:table-cell office:value-type="float" office:value="70.0557861328125">
            <text:p>70.06</text:p>
          </table:table-cell>
          <table:table-cell office:value-type="float" office:value="73.921630859375">
            <text:p>73.92</text:p>
          </table:table-cell>
          <table:table-cell office:value-type="float" office:value="75.86181640625">
            <text:p>75.86</text:p>
          </table:table-cell>
          <table:table-cell office:value-type="float" office:value="73.322998046875">
            <text:p>73.32</text:p>
          </table:table-cell>
          <table:table-cell office:value-type="float" office:value="75.7005615234375">
            <text:p>75.7</text:p>
          </table:table-cell>
          <table:table-cell office:value-type="float" office:value="76.1114501953125">
            <text:p>76.11</text:p>
          </table:table-cell>
          <table:table-cell office:value-type="float" office:value="71.6431884765625">
            <text:p>71.64</text:p>
          </table:table-cell>
          <table:table-cell office:value-type="float" office:value="66.2056884765625">
            <text:p>66.21</text:p>
          </table:table-cell>
          <table:table-cell office:value-type="float" office:value="59.6370849609375">
            <text:p>59.64</text:p>
          </table:table-cell>
          <table:table-cell office:value-type="float" office:value="52.139892578125">
            <text:p>52.14</text:p>
          </table:table-cell>
          <table:table-cell office:value-type="float" office:value="52.60205078125">
            <text:p>52.6</text:p>
          </table:table-cell>
          <table:table-cell office:value-type="float" office:value="54.7647705078125">
            <text:p>54.76</text:p>
          </table:table-cell>
          <table:table-cell office:value-type="float" office:value="50.9874267578125">
            <text:p>50.99</text:p>
          </table:table-cell>
          <table:table-cell office:value-type="float" office:value="48.0352783203125">
            <text:p>48.04</text:p>
          </table:table-cell>
          <table:table-cell office:value-type="float" office:value="49.6312255859375">
            <text:p>49.63</text:p>
          </table:table-cell>
          <table:table-cell office:value-type="float" office:value="52.1141357421875">
            <text:p>52.11</text:p>
          </table:table-cell>
          <table:table-cell office:value-type="float" office:value="58.6871337890625">
            <text:p>58.69</text:p>
          </table:table-cell>
          <table:table-cell office:value-type="float" office:value="67.9168701171875">
            <text:p>67.92</text:p>
          </table:table-cell>
          <table:table-cell office:value-type="float" office:value="70.1728515625">
            <text:p>70.17</text:p>
          </table:table-cell>
          <table:table-cell office:value-type="float" office:value="67.269775390625">
            <text:p>67.27</text:p>
          </table:table-cell>
          <table:table-cell office:value-type="float" office:value="69.203125">
            <text:p>69.2</text:p>
          </table:table-cell>
          <table:table-cell office:value-type="float" office:value="67.5457763671875">
            <text:p>67.55</text:p>
          </table:table-cell>
          <table:table-cell office:value-type="float" office:value="68.186279296875">
            <text:p>68.19</text:p>
          </table:table-cell>
          <table:table-cell office:value-type="float" office:value="67.1998291015625">
            <text:p>67.2</text:p>
          </table:table-cell>
          <table:table-cell office:value-type="float" office:value="58.2669677734375">
            <text:p>58.27</text:p>
          </table:table-cell>
          <table:table-cell office:value-type="float" office:value="47.4117431640625">
            <text:p>47.41</text:p>
          </table:table-cell>
          <table:table-cell office:value-type="float" office:value="43.4644775390625">
            <text:p>43.46</text:p>
          </table:table-cell>
          <table:table-cell office:value-type="float" office:value="40.56396484375">
            <text:p>40.56</text:p>
          </table:table-cell>
          <table:table-cell office:value-type="float" office:value="39.3671875">
            <text:p>39.37</text:p>
          </table:table-cell>
          <table:table-cell office:value-type="float" office:value="40.552978515625">
            <text:p>40.55</text:p>
          </table:table-cell>
          <table:table-cell office:value-type="float" office:value="38.133056640625">
            <text:p>38.13</text:p>
          </table:table-cell>
          <table:table-cell office:value-type="float" office:value="35.6365966796875">
            <text:p>35.64</text:p>
          </table:table-cell>
          <table:table-cell office:value-type="float" office:value="40.2576904296875">
            <text:p>40.26</text:p>
          </table:table-cell>
          <table:table-cell office:value-type="float" office:value="47.11572265625">
            <text:p>47.12</text:p>
          </table:table-cell>
          <table:table-cell office:value-type="float" office:value="55.362548828125">
            <text:p>55.36</text:p>
          </table:table-cell>
          <table:table-cell office:value-type="float" office:value="61.7398681640625">
            <text:p>61.74</text:p>
          </table:table-cell>
          <table:table-cell office:value-type="float" office:value="62.7015380859375">
            <text:p>62.7</text:p>
          </table:table-cell>
          <table:table-cell office:value-type="float" office:value="59.314697265625">
            <text:p>59.31</text:p>
          </table:table-cell>
          <table:table-cell office:value-type="float" office:value="61.1497802734375">
            <text:p>61.15</text:p>
          </table:table-cell>
          <table:table-cell office:value-type="float" office:value="60.2567138671875">
            <text:p>60.26</text:p>
          </table:table-cell>
          <table:table-cell office:value-type="float" office:value="60.2252197265625">
            <text:p>60.23</text:p>
          </table:table-cell>
          <table:table-cell office:value-type="float" office:value="57.75537109375">
            <text:p>57.76</text:p>
          </table:table-cell>
          <table:table-cell office:value-type="float" office:value="50.071044921875">
            <text:p>50.07</text:p>
          </table:table-cell>
          <table:table-cell office:value-type="float" office:value="39.8082275390625">
            <text:p>39.81</text:p>
          </table:table-cell>
          <table:table-cell office:value-type="float" office:value="34.9888916015625">
            <text:p>34.99</text:p>
          </table:table-cell>
          <table:table-cell office:value-type="float" office:value="32.18310546875">
            <text:p>32.18</text:p>
          </table:table-cell>
          <table:table-cell office:value-type="float" office:value="32.49169921875">
            <text:p>32.49</text:p>
          </table:table-cell>
          <table:table-cell office:value-type="float" office:value="34.9769287109375">
            <text:p>34.98</text:p>
          </table:table-cell>
          <table:table-cell office:value-type="float" office:value="33.7657470703125">
            <text:p>33.77</text:p>
          </table:table-cell>
          <table:table-cell office:value-type="float" office:value="32.855712890625">
            <text:p>32.86</text:p>
          </table:table-cell>
          <table:table-cell office:value-type="float" office:value="38.747802734375">
            <text:p>38.75</text:p>
          </table:table-cell>
          <table:table-cell office:value-type="float" office:value="44.865966796875">
            <text:p>44.87</text:p>
          </table:table-cell>
          <table:table-cell office:value-type="float" office:value="53.2989501953125">
            <text:p>53.3</text:p>
          </table:table-cell>
          <table:table-cell office:value-type="float" office:value="60.497802734375">
            <text:p>60.5</text:p>
          </table:table-cell>
          <table:table-cell office:value-type="float" office:value="62.788818359375">
            <text:p>62.79</text:p>
          </table:table-cell>
          <table:table-cell office:value-type="float" office:value="60.5146484375">
            <text:p>60.51</text:p>
          </table:table-cell>
          <table:table-cell office:value-type="float" office:value="62.5828857421875">
            <text:p>62.58</text:p>
          </table:table-cell>
          <table:table-cell office:value-type="float" office:value="61.77099609375">
            <text:p>61.77</text:p>
          </table:table-cell>
          <table:table-cell office:value-type="float" office:value="62.44873046875">
            <text:p>62.45</text:p>
          </table:table-cell>
          <table:table-cell office:value-type="float" office:value="60.0875244140625">
            <text:p>60.09</text:p>
          </table:table-cell>
          <table:table-cell office:value-type="float" office:value="52.30126953125">
            <text:p>52.3</text:p>
          </table:table-cell>
          <table:table-cell office:value-type="float" office:value="42.8013916015625">
            <text:p>42.8</text:p>
          </table:table-cell>
          <table:table-cell office:value-type="float" office:value="39.5732421875">
            <text:p>39.57</text:p>
          </table:table-cell>
          <table:table-cell office:value-type="float" office:value="37.7513427734375">
            <text:p>37.75</text:p>
          </table:table-cell>
          <table:table-cell office:value-type="float" office:value="38.938232421875">
            <text:p>38.94</text:p>
          </table:table-cell>
          <table:table-cell office:value-type="float" office:value="42.7247314453125">
            <text:p>42.72</text:p>
          </table:table-cell>
          <table:table-cell office:value-type="float" office:value="42.5157470703125">
            <text:p>42.52</text:p>
          </table:table-cell>
          <table:table-cell office:value-type="float" office:value="41.9530029296875">
            <text:p>41.95</text:p>
          </table:table-cell>
          <table:table-cell office:value-type="float" office:value="46.5673828125">
            <text:p>46.57</text:p>
          </table:table-cell>
          <table:table-cell office:value-type="float" office:value="52.14013671875">
            <text:p>52.14</text:p>
          </table:table-cell>
          <table:table-cell office:value-type="float" office:value="62.613037109375">
            <text:p>62.61</text:p>
          </table:table-cell>
          <table:table-cell office:value-type="float" office:value="71.2197265625">
            <text:p>71.22</text:p>
          </table:table-cell>
          <table:table-cell office:value-type="float" office:value="72.839111328125">
            <text:p>72.84</text:p>
          </table:table-cell>
          <table:table-cell office:value-type="float" office:value="69.7076416015625">
            <text:p>69.71</text:p>
          </table:table-cell>
          <table:table-cell office:value-type="float" office:value="70.8927001953125">
            <text:p>70.89</text:p>
          </table:table-cell>
          <table:table-cell office:value-type="float" office:value="68.60107421875">
            <text:p>68.6</text:p>
          </table:table-cell>
          <table:table-cell office:value-type="float" office:value="67.8260498046875">
            <text:p>67.83</text:p>
          </table:table-cell>
          <table:table-cell office:value-type="float" office:value="66.8314208984375">
            <text:p>66.83</text:p>
          </table:table-cell>
          <table:table-cell office:value-type="float" office:value="60.3701171875">
            <text:p>60.37</text:p>
          </table:table-cell>
          <table:table-cell office:value-type="float" office:value="51.07470703125">
            <text:p>51.07</text:p>
          </table:table-cell>
          <table:table-cell office:value-type="float" office:value="49.0137939453125">
            <text:p>49.01</text:p>
          </table:table-cell>
          <table:table-cell office:value-type="float" office:value="49.3507080078125">
            <text:p>49.35</text:p>
          </table:table-cell>
          <table:table-cell office:value-type="float" office:value="52.084716796875">
            <text:p>52.08</text:p>
          </table:table-cell>
          <table:table-cell office:value-type="float" office:value="57.161865234375">
            <text:p>57.16</text:p>
          </table:table-cell>
          <table:table-cell office:value-type="float" office:value="55.439208984375">
            <text:p>55.44</text:p>
          </table:table-cell>
          <table:table-cell office:value-type="float" office:value="53.9649658203125">
            <text:p>53.96</text:p>
          </table:table-cell>
          <table:table-cell office:value-type="float" office:value="61.7020263671875">
            <text:p>61.7</text:p>
          </table:table-cell>
          <table:table-cell office:value-type="float" office:value="69.6778564453125">
            <text:p>69.68</text:p>
          </table:table-cell>
          <table:table-cell office:value-type="float" office:value="76.7275390625">
            <text:p>76.73</text:p>
          </table:table-cell>
          <table:table-cell office:value-type="float" office:value="80.799560546875">
            <text:p>80.8</text:p>
          </table:table-cell>
          <table:table-cell office:value-type="float" office:value="80.14404296875">
            <text:p>80.14</text:p>
          </table:table-cell>
          <table:table-cell office:value-type="float" office:value="73.5137939453125">
            <text:p>73.51</text:p>
          </table:table-cell>
          <table:table-cell office:value-type="float" office:value="73.42724609375">
            <text:p>73.43</text:p>
          </table:table-cell>
          <table:table-cell office:value-type="float" office:value="74.715087890625">
            <text:p>74.72</text:p>
          </table:table-cell>
          <table:table-cell office:value-type="float" office:value="72.746826171875">
            <text:p>72.75</text:p>
          </table:table-cell>
          <table:table-cell office:value-type="float" office:value="69.64990234375">
            <text:p>69.65</text:p>
          </table:table-cell>
          <table:table-cell office:value-type="float" office:value="66.1849365234375">
            <text:p>66.18</text:p>
          </table:table-cell>
          <table:table-cell office:value-type="float" office:value="62.243896484375">
            <text:p>62.24</text:p>
          </table:table-cell>
          <table:table-cell office:value-type="float" office:value="64.411376953125">
            <text:p>64.41</text:p>
          </table:table-cell>
          <table:table-cell office:value-type="float" office:value="68.827392578125">
            <text:p>68.83</text:p>
          </table:table-cell>
          <table:table-cell office:value-type="float" office:value="68.61181640625">
            <text:p>68.61</text:p>
          </table:table-cell>
          <table:table-cell office:value-type="float" office:value="68.820556640625">
            <text:p>68.82</text:p>
          </table:table-cell>
          <table:table-cell office:value-type="float" office:value="71.21533203125">
            <text:p>71.22</text:p>
          </table:table-cell>
          <table:table-cell office:value-type="float" office:value="73.0797119140625">
            <text:p>73.08</text:p>
          </table:table-cell>
          <table:table-cell office:value-type="float" office:value="77.34912109375">
            <text:p>77.35</text:p>
          </table:table-cell>
          <table:table-cell office:value-type="float" office:value="80.8804931640625">
            <text:p>80.88</text:p>
          </table:table-cell>
          <table:table-cell office:value-type="float" office:value="82.8548583984375">
            <text:p>82.85</text:p>
          </table:table-cell>
          <table:table-cell office:value-type="float" office:value="80.7364501953125">
            <text:p>80.74</text:p>
          </table:table-cell>
          <table:table-cell office:value-type="float" office:value="80.0521240234375">
            <text:p>80.05</text:p>
          </table:table-cell>
          <table:table-cell office:value-type="float" office:value="80.1656494140625">
            <text:p>80.17</text:p>
          </table:table-cell>
          <table:table-cell office:value-type="float" office:value="80.1990966796875">
            <text:p>80.2</text:p>
          </table:table-cell>
          <table:table-cell office:value-type="float" office:value="80.4923095703125">
            <text:p>80.49</text:p>
          </table:table-cell>
          <table:table-cell office:value-type="float" office:value="79.7529296875">
            <text:p>79.75</text:p>
          </table:table-cell>
          <table:table-cell office:value-type="float" office:value="78.5615234375">
            <text:p>78.56</text:p>
          </table:table-cell>
          <table:table-cell office:value-type="float" office:value="80.1297607421875">
            <text:p>80.13</text:p>
          </table:table-cell>
          <table:table-cell office:value-type="float" office:value="81.037841796875">
            <text:p>81.04</text:p>
          </table:table-cell>
          <table:table-cell office:value-type="float" office:value="80.4949951171875">
            <text:p>80.49</text:p>
          </table:table-cell>
          <table:table-cell office:value-type="float" office:value="80.4033203125">
            <text:p>80.4</text:p>
          </table:table-cell>
          <table:table-cell office:value-type="float" office:value="81.7591552734375">
            <text:p>81.76</text:p>
          </table:table-cell>
          <table:table-cell office:value-type="float" office:value="83.0323486328125">
            <text:p>83.03</text:p>
          </table:table-cell>
          <table:table-cell office:value-type="float" office:value="84.0731201171875">
            <text:p>84.07</text:p>
          </table:table-cell>
          <table:table-cell office:value-type="float" office:value="85.4783935546875">
            <text:p>85.48</text:p>
          </table:table-cell>
          <table:table-cell office:value-type="float" office:value="86.6651611328125">
            <text:p>86.67</text:p>
          </table:table-cell>
          <table:table-cell office:value-type="float" office:value="85.87890625">
            <text:p>85.88</text:p>
          </table:table-cell>
          <table:table-cell office:value-type="float" office:value="86.2103271484375">
            <text:p>86.21</text:p>
          </table:table-cell>
          <table:table-cell office:value-type="float" office:value="86.9134521484375">
            <text:p>86.91</text:p>
          </table:table-cell>
          <table:table-cell office:value-type="float" office:value="87.6824951171875">
            <text:p>87.68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>
            <draw:frame table:end-cell-address="Sheet2.G25" table:end-x="2.203cm" table:end-y="0.247cm" draw:z-index="0" draw:style-name="gr1" svg:width="15.751cm" svg:height="6.999cm" svg:x="0cm" svg:y="0.446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2.O25" table:end-x="0.029cm" table:end-y="0.246cm" draw:z-index="1" draw:style-name="gr1" svg:width="15.763cm" svg:height="6.999cm" svg:x="0.073cm" svg:y="0.445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14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6T14:51:0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52cm" svg:height="7cm" chart:class="chart:line" chart:style-name="ch1">
        <chart:title svg:x="4.965cm" svg:y="0.141cm" chart:style-name="ch2">
          <text:p>Multiresolution Filtering effects</text:p>
        </chart:title>
        <chart:subtitle svg:x="6.751cm" svg:y="0.784cm" chart:style-name="ch3">
          <text:p>Original Data</text:p>
        </chart:subtitle>
        <chart:legend chart:legend-position="end" svg:x="14.629cm" svg:y="2.844cm" chart:style-name="ch4"/>
        <chart:plot-area chart:style-name="ch5" table:cell-range-address="Sheet2.A1:Sheet2.FF3" svg:x="0.429cm" svg:y="1.375cm" svg:width="13.885cm" svg:height="5.405cm">
          <chart:axis chart:dimension="x" chart:name="primary-x" chart:style-name="ch6">
            <chart:title svg:x="6.639cm" svg:y="6.349cm" chart:style-name="ch7">
              <text:p>Frames/steps</text:p>
            </chart:title>
          </chart:axis>
          <chart:axis chart:dimension="y" chart:name="primary-y" chart:style-name="ch6">
            <chart:title svg:x="0.316cm" svg:y="4.202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64cm" svg:height="7cm" chart:class="chart:line" chart:style-name="ch1">
        <chart:title svg:x="4.971cm" svg:y="0.141cm" chart:style-name="ch2">
          <text:p>Multiresolution Filtering effects</text:p>
        </chart:title>
        <chart:subtitle svg:x="4.733cm" svg:y="0.784cm" chart:style-name="ch3">
          <text:p>CH: 1-3, G = 1-4, w = 1, -1.5, -2, -2.5</text:p>
        </chart:subtitle>
        <chart:legend chart:legend-position="end" svg:x="14.641cm" svg:y="2.844cm" chart:style-name="ch4"/>
        <chart:plot-area chart:style-name="ch5" table:cell-range-address="Sheet2.A5:Sheet2.FF7" svg:x="0.429cm" svg:y="1.375cm" svg:width="13.897cm" svg:height="5.405cm">
          <chart:axis chart:dimension="x" chart:name="primary-x" chart:style-name="ch6">
            <chart:title svg:x="6.645cm" svg:y="6.349cm" chart:style-name="ch7">
              <text:p>Frames/steps</text:p>
            </chart:title>
          </chart:axis>
          <chart:axis chart:dimension="y" chart:name="primary-y" chart:style-name="ch6">
            <chart:title svg:x="0.316cm" svg:y="4.202cm" chart:style-name="ch8">
              <text:p>Angle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625">
                <text:p>78.625</text:p>
              </table:table-cell>
              <table:table-cell office:value-type="float" office:value="87.625">
                <text:p>87.625</text:p>
              </table:table-cell>
              <table:table-cell office:value-type="float" office:value="98.875">
                <text:p>98.875</text:p>
              </table:table-cell>
              <table:table-cell office:value-type="float" office:value="108.4375">
                <text:p>108.4375</text:p>
              </table:table-cell>
              <table:table-cell office:value-type="float" office:value="118">
                <text:p>118</text:p>
              </table:table-cell>
              <table:table-cell office:value-type="float" office:value="127.5625">
                <text:p>127.5625</text:p>
              </table:table-cell>
              <table:table-cell office:value-type="float" office:value="136.8125">
                <text:p>136.8125</text:p>
              </table:table-cell>
              <table:table-cell office:value-type="float" office:value="148.1875">
                <text:p>148.1875</text:p>
              </table:table-cell>
              <table:table-cell office:value-type="float" office:value="156.625">
                <text:p>156.625</text:p>
              </table:table-cell>
              <table:table-cell office:value-type="float" office:value="158.9375">
                <text:p>158.9375</text:p>
              </table:table-cell>
              <table:table-cell office:value-type="float" office:value="163.0625">
                <text:p>163.0625</text:p>
              </table:table-cell>
              <table:table-cell office:value-type="float" office:value="163.125">
                <text:p>163.125</text:p>
              </table:table-cell>
              <table:table-cell office:value-type="float" office:value="155.3125">
                <text:p>155.3125</text:p>
              </table:table-cell>
              <table:table-cell office:value-type="float" office:value="143.1875">
                <text:p>143.1875</text:p>
              </table:table-cell>
              <table:table-cell office:value-type="float" office:value="128.0625">
                <text:p>128.0625</text:p>
              </table:table-cell>
              <table:table-cell office:value-type="float" office:value="113.5625">
                <text:p>113.5625</text:p>
              </table:table-cell>
              <table:table-cell office:value-type="float" office:value="99.875">
                <text:p>99.875</text:p>
              </table:table-cell>
              <table:table-cell office:value-type="float" office:value="92.375">
                <text:p>92.375</text:p>
              </table:table-cell>
              <table:table-cell office:value-type="float" office:value="91.9375">
                <text:p>91.9375</text:p>
              </table:table-cell>
              <table:table-cell office:value-type="float" office:value="87.5625">
                <text:p>87.5625</text:p>
              </table:table-cell>
              <table:table-cell office:value-type="float" office:value="83.375">
                <text:p>83.375</text:p>
              </table:table-cell>
              <table:table-cell office:value-type="float" office:value="84.0625">
                <text:p>84.0625</text:p>
              </table:table-cell>
              <table:table-cell office:value-type="float" office:value="85.5">
                <text:p>85.5</text:p>
              </table:table-cell>
              <table:table-cell office:value-type="float" office:value="88.5">
                <text:p>88.5</text:p>
              </table:table-cell>
              <table:table-cell office:value-type="float" office:value="92.3125">
                <text:p>92.3125</text:p>
              </table:table-cell>
              <table:table-cell office:value-type="float" office:value="94.9375">
                <text:p>94.9375</text:p>
              </table:table-cell>
              <table:table-cell office:value-type="float" office:value="95.8125">
                <text:p>95.8125</text:p>
              </table:table-cell>
              <table:table-cell office:value-type="float" office:value="95.5625">
                <text:p>95.5625</text:p>
              </table:table-cell>
              <table:table-cell office:value-type="float" office:value="95.1875">
                <text:p>95.1875</text:p>
              </table:table-cell>
              <table:table-cell office:value-type="float" office:value="95.0625">
                <text:p>95.062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375">
                <text:p>94.9375</text:p>
              </table:table-cell>
              <table:table-cell office:value-type="float" office:value="94.625">
                <text:p>94.625</text:p>
              </table:table-cell>
              <table:table-cell office:value-type="float" office:value="94">
                <text:p>94</text:p>
              </table:table-cell>
              <table:table-cell office:value-type="float" office:value="92.75">
                <text:p>92.75</text:p>
              </table:table-cell>
              <table:table-cell office:value-type="float" office:value="93.125">
                <text:p>93.125</text:p>
              </table:table-cell>
              <table:table-cell office:value-type="float" office:value="97.8125">
                <text:p>97.8125</text:p>
              </table:table-cell>
              <table:table-cell office:value-type="float" office:value="105.875">
                <text:p>105.875</text:p>
              </table:table-cell>
              <table:table-cell office:value-type="float" office:value="115.5">
                <text:p>115.5</text:p>
              </table:table-cell>
              <table:table-cell office:value-type="float" office:value="126.1875">
                <text:p>126.1875</text:p>
              </table:table-cell>
              <table:table-cell office:value-type="float" office:value="136.875">
                <text:p>136.875</text:p>
              </table:table-cell>
              <table:table-cell office:value-type="float" office:value="149">
                <text:p>149</text:p>
              </table:table-cell>
              <table:table-cell office:value-type="float" office:value="158.3125">
                <text:p>158.3125</text:p>
              </table:table-cell>
              <table:table-cell office:value-type="float" office:value="161.5625">
                <text:p>161.5625</text:p>
              </table:table-cell>
              <table:table-cell office:value-type="float" office:value="163.25">
                <text:p>163.25</text:p>
              </table:table-cell>
              <table:table-cell office:value-type="float" office:value="156.875">
                <text:p>156.875</text:p>
              </table:table-cell>
              <table:table-cell office:value-type="float" office:value="140.375">
                <text:p>140.375</text:p>
              </table:table-cell>
              <table:table-cell office:value-type="float" office:value="118.3125">
                <text:p>118.3125</text:p>
              </table:table-cell>
              <table:table-cell office:value-type="float" office:value="84.25">
                <text:p>84.25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22.8125">
                <text:p>22.8125</text:p>
              </table:table-cell>
              <table:table-cell office:value-type="float" office:value="150.875">
                <text:p>150.875</text:p>
              </table:table-cell>
              <table:table-cell office:value-type="float" office:value="190.6875">
                <text:p>190.6875</text:p>
              </table:table-cell>
              <table:table-cell office:value-type="float" office:value="162.9375">
                <text:p>162.9375</text:p>
              </table:table-cell>
              <table:table-cell office:value-type="float" office:value="148.125">
                <text:p>148.125</text:p>
              </table:table-cell>
              <table:table-cell office:value-type="float" office:value="118.3125">
                <text:p>118.3125</text:p>
              </table:table-cell>
              <table:table-cell office:value-type="float" office:value="92">
                <text:p>92</text:p>
              </table:table-cell>
              <table:table-cell office:value-type="float" office:value="65.875">
                <text:p>65.875</text:p>
              </table:table-cell>
              <table:table-cell office:value-type="float" office:value="39.625">
                <text:p>39.625</text:p>
              </table:table-cell>
              <table:table-cell office:value-type="float" office:value="21.9375">
                <text:p>21.9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69287109375">
                <text:p>13.69287109375</text:p>
              </table:table-cell>
              <table:table-cell office:value-type="float" office:value="13.835693359375">
                <text:p>13.835693359375</text:p>
              </table:table-cell>
              <table:table-cell office:value-type="float" office:value="14.4715576171875">
                <text:p>14.4715576171875</text:p>
              </table:table-cell>
              <table:table-cell office:value-type="float" office:value="13.892578125">
                <text:p>13.892578125</text:p>
              </table:table-cell>
              <table:table-cell office:value-type="float" office:value="13.52978515625">
                <text:p>13.52978515625</text:p>
              </table:table-cell>
              <table:table-cell office:value-type="float" office:value="13.2457275390625">
                <text:p>13.2457275390625</text:p>
              </table:table-cell>
              <table:table-cell office:value-type="float" office:value="13.82568359375">
                <text:p>13.82568359375</text:p>
              </table:table-cell>
              <table:table-cell office:value-type="float" office:value="14.3162841796875">
                <text:p>14.3162841796875</text:p>
              </table:table-cell>
              <table:table-cell office:value-type="float" office:value="15.095947265625">
                <text:p>15.095947265625</text:p>
              </table:table-cell>
              <table:table-cell office:value-type="float" office:value="15.802490234375">
                <text:p>15.802490234375</text:p>
              </table:table-cell>
              <table:table-cell office:value-type="float" office:value="16.31982421875">
                <text:p>16.31982421875</text:p>
              </table:table-cell>
              <table:table-cell office:value-type="float" office:value="17.100830078125">
                <text:p>17.100830078125</text:p>
              </table:table-cell>
              <table:table-cell office:value-type="float" office:value="17.3343505859375">
                <text:p>17.3343505859375</text:p>
              </table:table-cell>
              <table:table-cell office:value-type="float" office:value="16.0841064453125">
                <text:p>16.0841064453125</text:p>
              </table:table-cell>
              <table:table-cell office:value-type="float" office:value="17.2662353515625">
                <text:p>17.2662353515625</text:p>
              </table:table-cell>
              <table:table-cell office:value-type="float" office:value="17.409912109375">
                <text:p>17.409912109375</text:p>
              </table:table-cell>
              <table:table-cell office:value-type="float" office:value="17.0159912109375">
                <text:p>17.0159912109375</text:p>
              </table:table-cell>
              <table:table-cell office:value-type="float" office:value="17.5289306640625">
                <text:p>17.5289306640625</text:p>
              </table:table-cell>
              <table:table-cell office:value-type="float" office:value="17.5771484375">
                <text:p>17.5771484375</text:p>
              </table:table-cell>
              <table:table-cell office:value-type="float" office:value="16.179931640625">
                <text:p>16.179931640625</text:p>
              </table:table-cell>
              <table:table-cell office:value-type="float" office:value="15.6785888671875">
                <text:p>15.6785888671875</text:p>
              </table:table-cell>
              <table:table-cell office:value-type="float" office:value="14.883056640625">
                <text:p>14.883056640625</text:p>
              </table:table-cell>
              <table:table-cell office:value-type="float" office:value="16.4744873046875">
                <text:p>16.4744873046875</text:p>
              </table:table-cell>
              <table:table-cell office:value-type="float" office:value="17.1925048828125">
                <text:p>17.1925048828125</text:p>
              </table:table-cell>
              <table:table-cell office:value-type="float" office:value="17.88623046875">
                <text:p>17.88623046875</text:p>
              </table:table-cell>
              <table:table-cell office:value-type="float" office:value="18.92724609375">
                <text:p>18.92724609375</text:p>
              </table:table-cell>
              <table:table-cell office:value-type="float" office:value="20.4503173828125">
                <text:p>20.4503173828125</text:p>
              </table:table-cell>
              <table:table-cell office:value-type="float" office:value="21.8907470703125">
                <text:p>21.8907470703125</text:p>
              </table:table-cell>
              <table:table-cell office:value-type="float" office:value="23.49267578125">
                <text:p>23.49267578125</text:p>
              </table:table-cell>
              <table:table-cell office:value-type="float" office:value="23.3505859375">
                <text:p>23.3505859375</text:p>
              </table:table-cell>
              <table:table-cell office:value-type="float" office:value="25.2799072265625">
                <text:p>25.2799072265625</text:p>
              </table:table-cell>
              <table:table-cell office:value-type="float" office:value="24.7818603515625">
                <text:p>24.7818603515625</text:p>
              </table:table-cell>
              <table:table-cell office:value-type="float" office:value="24.9578857421875">
                <text:p>24.9578857421875</text:p>
              </table:table-cell>
              <table:table-cell office:value-type="float" office:value="24.009765625">
                <text:p>24.009765625</text:p>
              </table:table-cell>
              <table:table-cell office:value-type="float" office:value="22.57421875">
                <text:p>22.57421875</text:p>
              </table:table-cell>
              <table:table-cell office:value-type="float" office:value="20.270751953125">
                <text:p>20.270751953125</text:p>
              </table:table-cell>
              <table:table-cell office:value-type="float" office:value="17.7078857421875">
                <text:p>17.7078857421875</text:p>
              </table:table-cell>
              <table:table-cell office:value-type="float" office:value="15.6510009765625">
                <text:p>15.6510009765625</text:p>
              </table:table-cell>
              <table:table-cell office:value-type="float" office:value="16.942626953125">
                <text:p>16.942626953125</text:p>
              </table:table-cell>
              <table:table-cell office:value-type="float" office:value="15.9444580078125">
                <text:p>15.9444580078125</text:p>
              </table:table-cell>
              <table:table-cell office:value-type="float" office:value="17.169189453125">
                <text:p>17.169189453125</text:p>
              </table:table-cell>
              <table:table-cell office:value-type="float" office:value="19.1885986328125">
                <text:p>19.1885986328125</text:p>
              </table:table-cell>
              <table:table-cell office:value-type="float" office:value="22.5716552734375">
                <text:p>22.5716552734375</text:p>
              </table:table-cell>
              <table:table-cell office:value-type="float" office:value="25.879638671875">
                <text:p>25.879638671875</text:p>
              </table:table-cell>
              <table:table-cell office:value-type="float" office:value="29.623046875">
                <text:p>29.623046875</text:p>
              </table:table-cell>
              <table:table-cell office:value-type="float" office:value="29.98828125">
                <text:p>29.98828125</text:p>
              </table:table-cell>
              <table:table-cell office:value-type="float" office:value="32.3380126953125">
                <text:p>32.3380126953125</text:p>
              </table:table-cell>
              <table:table-cell office:value-type="float" office:value="33.02294921875">
                <text:p>33.02294921875</text:p>
              </table:table-cell>
              <table:table-cell office:value-type="float" office:value="34.2166748046875">
                <text:p>34.2166748046875</text:p>
              </table:table-cell>
              <table:table-cell office:value-type="float" office:value="32.4906005859375">
                <text:p>32.4906005859375</text:p>
              </table:table-cell>
              <table:table-cell office:value-type="float" office:value="30.4967041015625">
                <text:p>30.4967041015625</text:p>
              </table:table-cell>
              <table:table-cell office:value-type="float" office:value="25.7642822265625">
                <text:p>25.7642822265625</text:p>
              </table:table-cell>
              <table:table-cell office:value-type="float" office:value="21.225830078125">
                <text:p>21.225830078125</text:p>
              </table:table-cell>
              <table:table-cell office:value-type="float" office:value="18.631591796875">
                <text:p>18.631591796875</text:p>
              </table:table-cell>
              <table:table-cell office:value-type="float" office:value="19.6085205078125">
                <text:p>19.6085205078125</text:p>
              </table:table-cell>
              <table:table-cell office:value-type="float" office:value="18.43017578125">
                <text:p>18.43017578125</text:p>
              </table:table-cell>
              <table:table-cell office:value-type="float" office:value="19.3489990234375">
                <text:p>19.3489990234375</text:p>
              </table:table-cell>
              <table:table-cell office:value-type="float" office:value="19.048583984375">
                <text:p>19.048583984375</text:p>
              </table:table-cell>
              <table:table-cell office:value-type="float" office:value="22.465576171875">
                <text:p>22.465576171875</text:p>
              </table:table-cell>
              <table:table-cell office:value-type="float" office:value="26.51171875">
                <text:p>26.51171875</text:p>
              </table:table-cell>
              <table:table-cell office:value-type="float" office:value="32.1064453125">
                <text:p>32.1064453125</text:p>
              </table:table-cell>
              <table:table-cell office:value-type="float" office:value="34.8267822265625">
                <text:p>34.8267822265625</text:p>
              </table:table-cell>
              <table:table-cell office:value-type="float" office:value="38.2447509765625">
                <text:p>38.2447509765625</text:p>
              </table:table-cell>
              <table:table-cell office:value-type="float" office:value="38.485595703125">
                <text:p>38.485595703125</text:p>
              </table:table-cell>
              <table:table-cell office:value-type="float" office:value="40.3394775390625">
                <text:p>40.3394775390625</text:p>
              </table:table-cell>
              <table:table-cell office:value-type="float" office:value="40.4022216796875">
                <text:p>40.4022216796875</text:p>
              </table:table-cell>
              <table:table-cell office:value-type="float" office:value="41.1890869140625">
                <text:p>41.1890869140625</text:p>
              </table:table-cell>
              <table:table-cell office:value-type="float" office:value="37.699951171875">
                <text:p>37.699951171875</text:p>
              </table:table-cell>
              <table:table-cell office:value-type="float" office:value="33.210205078125">
                <text:p>33.210205078125</text:p>
              </table:table-cell>
              <table:table-cell office:value-type="float" office:value="27.4794921875">
                <text:p>27.4794921875</text:p>
              </table:table-cell>
              <table:table-cell office:value-type="float" office:value="25.723876953125">
                <text:p>25.723876953125</text:p>
              </table:table-cell>
              <table:table-cell office:value-type="float" office:value="23.623779296875">
                <text:p>23.623779296875</text:p>
              </table:table-cell>
              <table:table-cell office:value-type="float" office:value="24.3082275390625">
                <text:p>24.3082275390625</text:p>
              </table:table-cell>
              <table:table-cell office:value-type="float" office:value="23.239501953125">
                <text:p>23.239501953125</text:p>
              </table:table-cell>
              <table:table-cell office:value-type="float" office:value="24.0374755859375">
                <text:p>24.0374755859375</text:p>
              </table:table-cell>
              <table:table-cell office:value-type="float" office:value="23.85546875">
                <text:p>23.85546875</text:p>
              </table:table-cell>
              <table:table-cell office:value-type="float" office:value="28.0438232421875">
                <text:p>28.0438232421875</text:p>
              </table:table-cell>
              <table:table-cell office:value-type="float" office:value="31.705810546875">
                <text:p>31.705810546875</text:p>
              </table:table-cell>
              <table:table-cell office:value-type="float" office:value="38.2760009765625">
                <text:p>38.2760009765625</text:p>
              </table:table-cell>
              <table:table-cell office:value-type="float" office:value="40.9139404296875">
                <text:p>40.9139404296875</text:p>
              </table:table-cell>
              <table:table-cell office:value-type="float" office:value="43.539306640625">
                <text:p>43.539306640625</text:p>
              </table:table-cell>
              <table:table-cell office:value-type="float" office:value="42.973876953125">
                <text:p>42.973876953125</text:p>
              </table:table-cell>
              <table:table-cell office:value-type="float" office:value="44.0257568359375">
                <text:p>44.0257568359375</text:p>
              </table:table-cell>
              <table:table-cell office:value-type="float" office:value="43.0430908203125">
                <text:p>43.0430908203125</text:p>
              </table:table-cell>
              <table:table-cell office:value-type="float" office:value="43.0045166015625">
                <text:p>43.0045166015625</text:p>
              </table:table-cell>
              <table:table-cell office:value-type="float" office:value="38.813720703125">
                <text:p>38.813720703125</text:p>
              </table:table-cell>
              <table:table-cell office:value-type="float" office:value="35.08154296875">
                <text:p>35.08154296875</text:p>
              </table:table-cell>
              <table:table-cell office:value-type="float" office:value="29.0010986328125">
                <text:p>29.0010986328125</text:p>
              </table:table-cell>
              <table:table-cell office:value-type="float" office:value="26.5283203125">
                <text:p>26.5283203125</text:p>
              </table:table-cell>
              <table:table-cell office:value-type="float" office:value="23.8563232421875">
                <text:p>23.8563232421875</text:p>
              </table:table-cell>
              <table:table-cell office:value-type="float" office:value="24.0238037109375">
                <text:p>24.0238037109375</text:p>
              </table:table-cell>
              <table:table-cell office:value-type="float" office:value="22.292236328125">
                <text:p>22.292236328125</text:p>
              </table:table-cell>
              <table:table-cell office:value-type="float" office:value="22.81494140625">
                <text:p>22.81494140625</text:p>
              </table:table-cell>
              <table:table-cell office:value-type="float" office:value="22.279541015625">
                <text:p>22.279541015625</text:p>
              </table:table-cell>
              <table:table-cell office:value-type="float" office:value="26.4300537109375">
                <text:p>26.4300537109375</text:p>
              </table:table-cell>
              <table:table-cell office:value-type="float" office:value="30.1365966796875">
                <text:p>30.1365966796875</text:p>
              </table:table-cell>
              <table:table-cell office:value-type="float" office:value="36.938720703125">
                <text:p>36.938720703125</text:p>
              </table:table-cell>
              <table:table-cell office:value-type="float" office:value="39.14697265625">
                <text:p>39.14697265625</text:p>
              </table:table-cell>
              <table:table-cell office:value-type="float" office:value="40.280029296875">
                <text:p>40.280029296875</text:p>
              </table:table-cell>
              <table:table-cell office:value-type="float" office:value="38.259521484375">
                <text:p>38.259521484375</text:p>
              </table:table-cell>
              <table:table-cell office:value-type="float" office:value="38.8011474609375">
                <text:p>38.8011474609375</text:p>
              </table:table-cell>
              <table:table-cell office:value-type="float" office:value="37.4498291015625">
                <text:p>37.4498291015625</text:p>
              </table:table-cell>
              <table:table-cell office:value-type="float" office:value="37.10546875">
                <text:p>37.10546875</text:p>
              </table:table-cell>
              <table:table-cell office:value-type="float" office:value="33.7183837890625">
                <text:p>33.7183837890625</text:p>
              </table:table-cell>
              <table:table-cell office:value-type="float" office:value="30.0369873046875">
                <text:p>30.0369873046875</text:p>
              </table:table-cell>
              <table:table-cell office:value-type="float" office:value="23.428466796875">
                <text:p>23.428466796875</text:p>
              </table:table-cell>
              <table:table-cell office:value-type="float" office:value="20.2877197265625">
                <text:p>20.2877197265625</text:p>
              </table:table-cell>
              <table:table-cell office:value-type="float" office:value="17.3372802734375">
                <text:p>17.3372802734375</text:p>
              </table:table-cell>
              <table:table-cell office:value-type="float" office:value="17.617919921875">
                <text:p>17.617919921875</text:p>
              </table:table-cell>
              <table:table-cell office:value-type="float" office:value="16.4871826171875">
                <text:p>16.4871826171875</text:p>
              </table:table-cell>
              <table:table-cell office:value-type="float" office:value="18.10986328125">
                <text:p>18.10986328125</text:p>
              </table:table-cell>
              <table:table-cell office:value-type="float" office:value="19.36865234375">
                <text:p>19.36865234375</text:p>
              </table:table-cell>
              <table:table-cell office:value-type="float" office:value="24.20263671875">
                <text:p>24.20263671875</text:p>
              </table:table-cell>
              <table:table-cell office:value-type="float" office:value="27.2584228515625">
                <text:p>27.2584228515625</text:p>
              </table:table-cell>
              <table:table-cell office:value-type="float" office:value="30.94775390625">
                <text:p>30.94775390625</text:p>
              </table:table-cell>
              <table:table-cell office:value-type="float" office:value="30.8563232421875">
                <text:p>30.8563232421875</text:p>
              </table:table-cell>
              <table:table-cell office:value-type="float" office:value="33.2452392578125">
                <text:p>33.2452392578125</text:p>
              </table:table-cell>
              <table:table-cell office:value-type="float" office:value="31.93603515625">
                <text:p>31.93603515625</text:p>
              </table:table-cell>
              <table:table-cell office:value-type="float" office:value="31.3026123046875">
                <text:p>31.3026123046875</text:p>
              </table:table-cell>
              <table:table-cell office:value-type="float" office:value="31.0238037109375">
                <text:p>31.0238037109375</text:p>
              </table:table-cell>
              <table:table-cell office:value-type="float" office:value="28.9761962890625">
                <text:p>28.9761962890625</text:p>
              </table:table-cell>
              <table:table-cell office:value-type="float" office:value="22.39501953125">
                <text:p>22.39501953125</text:p>
              </table:table-cell>
              <table:table-cell office:value-type="float" office:value="19.1522216796875">
                <text:p>19.1522216796875</text:p>
              </table:table-cell>
              <table:table-cell office:value-type="float" office:value="15.394287109375">
                <text:p>15.394287109375</text:p>
              </table:table-cell>
              <table:table-cell office:value-type="float" office:value="13.8299560546875">
                <text:p>13.8299560546875</text:p>
              </table:table-cell>
              <table:table-cell office:value-type="float" office:value="12.9033203125">
                <text:p>12.9033203125</text:p>
              </table:table-cell>
              <table:table-cell office:value-type="float" office:value="15.334228515625">
                <text:p>15.334228515625</text:p>
              </table:table-cell>
              <table:table-cell office:value-type="float" office:value="16.5157470703125">
                <text:p>16.5157470703125</text:p>
              </table:table-cell>
              <table:table-cell office:value-type="float" office:value="20.2567138671875">
                <text:p>20.2567138671875</text:p>
              </table:table-cell>
              <table:table-cell office:value-type="float" office:value="21.17041015625">
                <text:p>21.17041015625</text:p>
              </table:table-cell>
              <table:table-cell office:value-type="float" office:value="21.6885986328125">
                <text:p>21.6885986328125</text:p>
              </table:table-cell>
              <table:table-cell office:value-type="float" office:value="20.7325439453125">
                <text:p>20.7325439453125</text:p>
              </table:table-cell>
              <table:table-cell office:value-type="float" office:value="23.713134765625">
                <text:p>23.713134765625</text:p>
              </table:table-cell>
              <table:table-cell office:value-type="float" office:value="24.2144775390625">
                <text:p>24.2144775390625</text:p>
              </table:table-cell>
              <table:table-cell office:value-type="float" office:value="24.425048828125">
                <text:p>24.425048828125</text:p>
              </table:table-cell>
              <table:table-cell office:value-type="float" office:value="24.7281494140625">
                <text:p>24.7281494140625</text:p>
              </table:table-cell>
              <table:table-cell office:value-type="float" office:value="23.227294921875">
                <text:p>23.227294921875</text:p>
              </table:table-cell>
              <table:table-cell office:value-type="float" office:value="17.5177001953125">
                <text:p>17.5177001953125</text:p>
              </table:table-cell>
              <table:table-cell office:value-type="float" office:value="16.285888671875">
                <text:p>16.285888671875</text:p>
              </table:table-cell>
              <table:table-cell office:value-type="float" office:value="16.177490234375">
                <text:p>16.177490234375</text:p>
              </table:table-cell>
              <table:table-cell office:value-type="float" office:value="15.555419921875">
                <text:p>15.555419921875</text:p>
              </table:table-cell>
              <table:table-cell office:value-type="float" office:value="12.918701171875">
                <text:p>12.918701171875</text:p>
              </table:table-cell>
              <table:table-cell office:value-type="float" office:value="13.4425048828125">
                <text:p>13.4425048828125</text:p>
              </table:table-cell>
              <table:table-cell office:value-type="float" office:value="12.79345703125">
                <text:p>12.79345703125</text:p>
              </table:table-cell>
              <table:table-cell office:value-type="float" office:value="15.275634765625">
                <text:p>15.275634765625</text:p>
              </table:table-cell>
              <table:table-cell office:value-type="float" office:value="17.7943115234375">
                <text:p>17.7943115234375</text:p>
              </table:table-cell>
              <table:table-cell office:value-type="float" office:value="16.820556640625">
                <text:p>16.820556640625</text:p>
              </table:table-cell>
              <table:table-cell office:value-type="float" office:value="13.6075439453125">
                <text:p>13.6075439453125</text:p>
              </table:table-cell>
              <table:table-cell office:value-type="float" office:value="14.5076904296875">
                <text:p>14.5076904296875</text:p>
              </table:table-cell>
              <table:table-cell office:value-type="float" office:value="15.037109375">
                <text:p>15.037109375</text:p>
              </table:table-cell>
              <table:table-cell office:value-type="float" office:value="16.3934326171875">
                <text:p>16.3934326171875</text:p>
              </table:table-cell>
              <table:table-cell office:value-type="float" office:value="18.603515625">
                <text:p>18.603515625</text:p>
              </table:table-cell>
              <table:table-cell office:value-type="float" office:value="18.513671875">
                <text:p>18.513671875</text:p>
              </table:table-cell>
              <table:table-cell office:value-type="float" office:value="11.917724609375">
                <text:p>11.917724609375</text:p>
              </table:table-cell>
              <table:table-cell office:value-type="float" office:value="10.3165283203125">
                <text:p>10.3165283203125</text:p>
              </table:table-cell>
              <table:table-cell office:value-type="float" office:value="11.8695068359375">
                <text:p>11.8695068359375</text:p>
              </table:table-cell>
              <table:table-cell office:value-type="float" office:value="11.3299560546875">
                <text:p>11.3299560546875</text:p>
              </table:table-cell>
              <table:table-cell office:value-type="float" office:value="11.2513427734375">
                <text:p>11.2513427734375</text:p>
              </table:table-cell>
              <table:table-cell office:value-type="float" office:value="12.073974609375">
                <text:p>12.073974609375</text:p>
              </table:table-cell>
              <table:table-cell office:value-type="float" office:value="11.16357421875">
                <text:p>11.16357421875</text:p>
              </table:table-cell>
              <table:table-cell office:value-type="float" office:value="13.0419921875">
                <text:p>13.0419921875</text:p>
              </table:table-cell>
              <table:table-cell office:value-type="float" office:value="14.0146484375">
                <text:p>14.0146484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8609619140625">
                <text:p>86.8609619140625</text:p>
              </table:table-cell>
              <table:table-cell office:value-type="float" office:value="86.551513671875">
                <text:p>86.551513671875</text:p>
              </table:table-cell>
              <table:table-cell office:value-type="float" office:value="86.2359619140625">
                <text:p>86.2359619140625</text:p>
              </table:table-cell>
              <table:table-cell office:value-type="float" office:value="85.7672119140625">
                <text:p>85.7672119140625</text:p>
              </table:table-cell>
              <table:table-cell office:value-type="float" office:value="85.6298828125">
                <text:p>85.6298828125</text:p>
              </table:table-cell>
              <table:table-cell office:value-type="float" office:value="86.0205078125">
                <text:p>86.0205078125</text:p>
              </table:table-cell>
              <table:table-cell office:value-type="float" office:value="85.6280517578125">
                <text:p>85.6280517578125</text:p>
              </table:table-cell>
              <table:table-cell office:value-type="float" office:value="84.3389892578125">
                <text:p>84.3389892578125</text:p>
              </table:table-cell>
              <table:table-cell office:value-type="float" office:value="83.2086181640625">
                <text:p>83.2086181640625</text:p>
              </table:table-cell>
              <table:table-cell office:value-type="float" office:value="82.0245361328125">
                <text:p>82.0245361328125</text:p>
              </table:table-cell>
              <table:table-cell office:value-type="float" office:value="80.860595703125">
                <text:p>80.860595703125</text:p>
              </table:table-cell>
              <table:table-cell office:value-type="float" office:value="79.86572265625">
                <text:p>79.86572265625</text:p>
              </table:table-cell>
              <table:table-cell office:value-type="float" office:value="79.1619873046875">
                <text:p>79.1619873046875</text:p>
              </table:table-cell>
              <table:table-cell office:value-type="float" office:value="80.3292236328125">
                <text:p>80.3292236328125</text:p>
              </table:table-cell>
              <table:table-cell office:value-type="float" office:value="80.8544921875">
                <text:p>80.8544921875</text:p>
              </table:table-cell>
              <table:table-cell office:value-type="float" office:value="78.986083984375">
                <text:p>78.986083984375</text:p>
              </table:table-cell>
              <table:table-cell office:value-type="float" office:value="77.43359375">
                <text:p>77.43359375</text:p>
              </table:table-cell>
              <table:table-cell office:value-type="float" office:value="77.3641357421875">
                <text:p>77.3641357421875</text:p>
              </table:table-cell>
              <table:table-cell office:value-type="float" office:value="77.727783203125">
                <text:p>77.727783203125</text:p>
              </table:table-cell>
              <table:table-cell office:value-type="float" office:value="78.308837890625">
                <text:p>78.308837890625</text:p>
              </table:table-cell>
              <table:table-cell office:value-type="float" office:value="79.43701171875">
                <text:p>79.43701171875</text:p>
              </table:table-cell>
              <table:table-cell office:value-type="float" office:value="80.5323486328125">
                <text:p>80.5323486328125</text:p>
              </table:table-cell>
              <table:table-cell office:value-type="float" office:value="78.929931640625">
                <text:p>78.929931640625</text:p>
              </table:table-cell>
              <table:table-cell office:value-type="float" office:value="78.026611328125">
                <text:p>78.026611328125</text:p>
              </table:table-cell>
              <table:table-cell office:value-type="float" office:value="77.3748779296875">
                <text:p>77.3748779296875</text:p>
              </table:table-cell>
              <table:table-cell office:value-type="float" office:value="74.5264892578125">
                <text:p>74.5264892578125</text:p>
              </table:table-cell>
              <table:table-cell office:value-type="float" office:value="71.6165771484375">
                <text:p>71.6165771484375</text:p>
              </table:table-cell>
              <table:table-cell office:value-type="float" office:value="69.2423095703125">
                <text:p>69.2423095703125</text:p>
              </table:table-cell>
              <table:table-cell office:value-type="float" office:value="66.4234619140625">
                <text:p>66.4234619140625</text:p>
              </table:table-cell>
              <table:table-cell office:value-type="float" office:value="66.7886962890625">
                <text:p>66.7886962890625</text:p>
              </table:table-cell>
              <table:table-cell office:value-type="float" office:value="67.1500244140625">
                <text:p>67.1500244140625</text:p>
              </table:table-cell>
              <table:table-cell office:value-type="float" office:value="65.1636962890625">
                <text:p>65.1636962890625</text:p>
              </table:table-cell>
              <table:table-cell office:value-type="float" office:value="63.3167724609375">
                <text:p>63.3167724609375</text:p>
              </table:table-cell>
              <table:table-cell office:value-type="float" office:value="64.9290771484375">
                <text:p>64.9290771484375</text:p>
              </table:table-cell>
              <table:table-cell office:value-type="float" office:value="67.853759765625">
                <text:p>67.853759765625</text:p>
              </table:table-cell>
              <table:table-cell office:value-type="float" office:value="70.0557861328125">
                <text:p>70.0557861328125</text:p>
              </table:table-cell>
              <table:table-cell office:value-type="float" office:value="73.921630859375">
                <text:p>73.921630859375</text:p>
              </table:table-cell>
              <table:table-cell office:value-type="float" office:value="75.86181640625">
                <text:p>75.86181640625</text:p>
              </table:table-cell>
              <table:table-cell office:value-type="float" office:value="73.322998046875">
                <text:p>73.322998046875</text:p>
              </table:table-cell>
              <table:table-cell office:value-type="float" office:value="75.7005615234375">
                <text:p>75.7005615234375</text:p>
              </table:table-cell>
              <table:table-cell office:value-type="float" office:value="76.1114501953125">
                <text:p>76.1114501953125</text:p>
              </table:table-cell>
              <table:table-cell office:value-type="float" office:value="71.6431884765625">
                <text:p>71.6431884765625</text:p>
              </table:table-cell>
              <table:table-cell office:value-type="float" office:value="66.2056884765625">
                <text:p>66.2056884765625</text:p>
              </table:table-cell>
              <table:table-cell office:value-type="float" office:value="59.6370849609375">
                <text:p>59.6370849609375</text:p>
              </table:table-cell>
              <table:table-cell office:value-type="float" office:value="52.139892578125">
                <text:p>52.139892578125</text:p>
              </table:table-cell>
              <table:table-cell office:value-type="float" office:value="52.60205078125">
                <text:p>52.60205078125</text:p>
              </table:table-cell>
              <table:table-cell office:value-type="float" office:value="54.7647705078125">
                <text:p>54.7647705078125</text:p>
              </table:table-cell>
              <table:table-cell office:value-type="float" office:value="50.9874267578125">
                <text:p>50.9874267578125</text:p>
              </table:table-cell>
              <table:table-cell office:value-type="float" office:value="48.0352783203125">
                <text:p>48.0352783203125</text:p>
              </table:table-cell>
              <table:table-cell office:value-type="float" office:value="49.6312255859375">
                <text:p>49.6312255859375</text:p>
              </table:table-cell>
              <table:table-cell office:value-type="float" office:value="52.1141357421875">
                <text:p>52.1141357421875</text:p>
              </table:table-cell>
              <table:table-cell office:value-type="float" office:value="58.6871337890625">
                <text:p>58.6871337890625</text:p>
              </table:table-cell>
              <table:table-cell office:value-type="float" office:value="67.9168701171875">
                <text:p>67.9168701171875</text:p>
              </table:table-cell>
              <table:table-cell office:value-type="float" office:value="70.1728515625">
                <text:p>70.1728515625</text:p>
              </table:table-cell>
              <table:table-cell office:value-type="float" office:value="67.269775390625">
                <text:p>67.269775390625</text:p>
              </table:table-cell>
              <table:table-cell office:value-type="float" office:value="69.203125">
                <text:p>69.203125</text:p>
              </table:table-cell>
              <table:table-cell office:value-type="float" office:value="67.5457763671875">
                <text:p>67.5457763671875</text:p>
              </table:table-cell>
              <table:table-cell office:value-type="float" office:value="68.186279296875">
                <text:p>68.186279296875</text:p>
              </table:table-cell>
              <table:table-cell office:value-type="float" office:value="67.1998291015625">
                <text:p>67.1998291015625</text:p>
              </table:table-cell>
              <table:table-cell office:value-type="float" office:value="58.2669677734375">
                <text:p>58.2669677734375</text:p>
              </table:table-cell>
              <table:table-cell office:value-type="float" office:value="47.4117431640625">
                <text:p>47.4117431640625</text:p>
              </table:table-cell>
              <table:table-cell office:value-type="float" office:value="43.4644775390625">
                <text:p>43.4644775390625</text:p>
              </table:table-cell>
              <table:table-cell office:value-type="float" office:value="40.56396484375">
                <text:p>40.56396484375</text:p>
              </table:table-cell>
              <table:table-cell office:value-type="float" office:value="39.3671875">
                <text:p>39.3671875</text:p>
              </table:table-cell>
              <table:table-cell office:value-type="float" office:value="40.552978515625">
                <text:p>40.552978515625</text:p>
              </table:table-cell>
              <table:table-cell office:value-type="float" office:value="38.133056640625">
                <text:p>38.133056640625</text:p>
              </table:table-cell>
              <table:table-cell office:value-type="float" office:value="35.6365966796875">
                <text:p>35.6365966796875</text:p>
              </table:table-cell>
              <table:table-cell office:value-type="float" office:value="40.2576904296875">
                <text:p>40.2576904296875</text:p>
              </table:table-cell>
              <table:table-cell office:value-type="float" office:value="47.11572265625">
                <text:p>47.11572265625</text:p>
              </table:table-cell>
              <table:table-cell office:value-type="float" office:value="55.362548828125">
                <text:p>55.362548828125</text:p>
              </table:table-cell>
              <table:table-cell office:value-type="float" office:value="61.7398681640625">
                <text:p>61.7398681640625</text:p>
              </table:table-cell>
              <table:table-cell office:value-type="float" office:value="62.7015380859375">
                <text:p>62.7015380859375</text:p>
              </table:table-cell>
              <table:table-cell office:value-type="float" office:value="59.314697265625">
                <text:p>59.314697265625</text:p>
              </table:table-cell>
              <table:table-cell office:value-type="float" office:value="61.1497802734375">
                <text:p>61.1497802734375</text:p>
              </table:table-cell>
              <table:table-cell office:value-type="float" office:value="60.2567138671875">
                <text:p>60.2567138671875</text:p>
              </table:table-cell>
              <table:table-cell office:value-type="float" office:value="60.2252197265625">
                <text:p>60.2252197265625</text:p>
              </table:table-cell>
              <table:table-cell office:value-type="float" office:value="57.75537109375">
                <text:p>57.75537109375</text:p>
              </table:table-cell>
              <table:table-cell office:value-type="float" office:value="50.071044921875">
                <text:p>50.071044921875</text:p>
              </table:table-cell>
              <table:table-cell office:value-type="float" office:value="39.8082275390625">
                <text:p>39.8082275390625</text:p>
              </table:table-cell>
              <table:table-cell office:value-type="float" office:value="34.9888916015625">
                <text:p>34.9888916015625</text:p>
              </table:table-cell>
              <table:table-cell office:value-type="float" office:value="32.18310546875">
                <text:p>32.18310546875</text:p>
              </table:table-cell>
              <table:table-cell office:value-type="float" office:value="32.49169921875">
                <text:p>32.49169921875</text:p>
              </table:table-cell>
              <table:table-cell office:value-type="float" office:value="34.9769287109375">
                <text:p>34.9769287109375</text:p>
              </table:table-cell>
              <table:table-cell office:value-type="float" office:value="33.7657470703125">
                <text:p>33.7657470703125</text:p>
              </table:table-cell>
              <table:table-cell office:value-type="float" office:value="32.855712890625">
                <text:p>32.855712890625</text:p>
              </table:table-cell>
              <table:table-cell office:value-type="float" office:value="38.747802734375">
                <text:p>38.747802734375</text:p>
              </table:table-cell>
              <table:table-cell office:value-type="float" office:value="44.865966796875">
                <text:p>44.865966796875</text:p>
              </table:table-cell>
              <table:table-cell office:value-type="float" office:value="53.2989501953125">
                <text:p>53.2989501953125</text:p>
              </table:table-cell>
              <table:table-cell office:value-type="float" office:value="60.497802734375">
                <text:p>60.497802734375</text:p>
              </table:table-cell>
              <table:table-cell office:value-type="float" office:value="62.788818359375">
                <text:p>62.788818359375</text:p>
              </table:table-cell>
              <table:table-cell office:value-type="float" office:value="60.5146484375">
                <text:p>60.5146484375</text:p>
              </table:table-cell>
              <table:table-cell office:value-type="float" office:value="62.5828857421875">
                <text:p>62.5828857421875</text:p>
              </table:table-cell>
              <table:table-cell office:value-type="float" office:value="61.77099609375">
                <text:p>61.77099609375</text:p>
              </table:table-cell>
              <table:table-cell office:value-type="float" office:value="62.44873046875">
                <text:p>62.44873046875</text:p>
              </table:table-cell>
              <table:table-cell office:value-type="float" office:value="60.0875244140625">
                <text:p>60.0875244140625</text:p>
              </table:table-cell>
              <table:table-cell office:value-type="float" office:value="52.30126953125">
                <text:p>52.30126953125</text:p>
              </table:table-cell>
              <table:table-cell office:value-type="float" office:value="42.8013916015625">
                <text:p>42.8013916015625</text:p>
              </table:table-cell>
              <table:table-cell office:value-type="float" office:value="39.5732421875">
                <text:p>39.5732421875</text:p>
              </table:table-cell>
              <table:table-cell office:value-type="float" office:value="37.7513427734375">
                <text:p>37.7513427734375</text:p>
              </table:table-cell>
              <table:table-cell office:value-type="float" office:value="38.938232421875">
                <text:p>38.938232421875</text:p>
              </table:table-cell>
              <table:table-cell office:value-type="float" office:value="42.7247314453125">
                <text:p>42.7247314453125</text:p>
              </table:table-cell>
              <table:table-cell office:value-type="float" office:value="42.5157470703125">
                <text:p>42.5157470703125</text:p>
              </table:table-cell>
              <table:table-cell office:value-type="float" office:value="41.9530029296875">
                <text:p>41.9530029296875</text:p>
              </table:table-cell>
              <table:table-cell office:value-type="float" office:value="46.5673828125">
                <text:p>46.5673828125</text:p>
              </table:table-cell>
              <table:table-cell office:value-type="float" office:value="52.14013671875">
                <text:p>52.14013671875</text:p>
              </table:table-cell>
              <table:table-cell office:value-type="float" office:value="62.613037109375">
                <text:p>62.613037109375</text:p>
              </table:table-cell>
              <table:table-cell office:value-type="float" office:value="71.2197265625">
                <text:p>71.2197265625</text:p>
              </table:table-cell>
              <table:table-cell office:value-type="float" office:value="72.839111328125">
                <text:p>72.839111328125</text:p>
              </table:table-cell>
              <table:table-cell office:value-type="float" office:value="69.7076416015625">
                <text:p>69.7076416015625</text:p>
              </table:table-cell>
              <table:table-cell office:value-type="float" office:value="70.8927001953125">
                <text:p>70.8927001953125</text:p>
              </table:table-cell>
              <table:table-cell office:value-type="float" office:value="68.60107421875">
                <text:p>68.60107421875</text:p>
              </table:table-cell>
              <table:table-cell office:value-type="float" office:value="67.8260498046875">
                <text:p>67.8260498046875</text:p>
              </table:table-cell>
              <table:table-cell office:value-type="float" office:value="66.8314208984375">
                <text:p>66.8314208984375</text:p>
              </table:table-cell>
              <table:table-cell office:value-type="float" office:value="60.3701171875">
                <text:p>60.3701171875</text:p>
              </table:table-cell>
              <table:table-cell office:value-type="float" office:value="51.07470703125">
                <text:p>51.07470703125</text:p>
              </table:table-cell>
              <table:table-cell office:value-type="float" office:value="49.0137939453125">
                <text:p>49.0137939453125</text:p>
              </table:table-cell>
              <table:table-cell office:value-type="float" office:value="49.3507080078125">
                <text:p>49.3507080078125</text:p>
              </table:table-cell>
              <table:table-cell office:value-type="float" office:value="52.084716796875">
                <text:p>52.084716796875</text:p>
              </table:table-cell>
              <table:table-cell office:value-type="float" office:value="57.161865234375">
                <text:p>57.161865234375</text:p>
              </table:table-cell>
              <table:table-cell office:value-type="float" office:value="55.439208984375">
                <text:p>55.439208984375</text:p>
              </table:table-cell>
              <table:table-cell office:value-type="float" office:value="53.9649658203125">
                <text:p>53.9649658203125</text:p>
              </table:table-cell>
              <table:table-cell office:value-type="float" office:value="61.7020263671875">
                <text:p>61.7020263671875</text:p>
              </table:table-cell>
              <table:table-cell office:value-type="float" office:value="69.6778564453125">
                <text:p>69.6778564453125</text:p>
              </table:table-cell>
              <table:table-cell office:value-type="float" office:value="76.7275390625">
                <text:p>76.7275390625</text:p>
              </table:table-cell>
              <table:table-cell office:value-type="float" office:value="80.799560546875">
                <text:p>80.799560546875</text:p>
              </table:table-cell>
              <table:table-cell office:value-type="float" office:value="80.14404296875">
                <text:p>80.14404296875</text:p>
              </table:table-cell>
              <table:table-cell office:value-type="float" office:value="73.5137939453125">
                <text:p>73.5137939453125</text:p>
              </table:table-cell>
              <table:table-cell office:value-type="float" office:value="73.42724609375">
                <text:p>73.42724609375</text:p>
              </table:table-cell>
              <table:table-cell office:value-type="float" office:value="74.715087890625">
                <text:p>74.715087890625</text:p>
              </table:table-cell>
              <table:table-cell office:value-type="float" office:value="72.746826171875">
                <text:p>72.746826171875</text:p>
              </table:table-cell>
              <table:table-cell office:value-type="float" office:value="69.64990234375">
                <text:p>69.64990234375</text:p>
              </table:table-cell>
              <table:table-cell office:value-type="float" office:value="66.1849365234375">
                <text:p>66.1849365234375</text:p>
              </table:table-cell>
              <table:table-cell office:value-type="float" office:value="62.243896484375">
                <text:p>62.243896484375</text:p>
              </table:table-cell>
              <table:table-cell office:value-type="float" office:value="64.411376953125">
                <text:p>64.411376953125</text:p>
              </table:table-cell>
              <table:table-cell office:value-type="float" office:value="68.827392578125">
                <text:p>68.827392578125</text:p>
              </table:table-cell>
              <table:table-cell office:value-type="float" office:value="68.61181640625">
                <text:p>68.61181640625</text:p>
              </table:table-cell>
              <table:table-cell office:value-type="float" office:value="68.820556640625">
                <text:p>68.820556640625</text:p>
              </table:table-cell>
              <table:table-cell office:value-type="float" office:value="71.21533203125">
                <text:p>71.21533203125</text:p>
              </table:table-cell>
              <table:table-cell office:value-type="float" office:value="73.0797119140625">
                <text:p>73.0797119140625</text:p>
              </table:table-cell>
              <table:table-cell office:value-type="float" office:value="77.34912109375">
                <text:p>77.34912109375</text:p>
              </table:table-cell>
              <table:table-cell office:value-type="float" office:value="80.8804931640625">
                <text:p>80.8804931640625</text:p>
              </table:table-cell>
              <table:table-cell office:value-type="float" office:value="82.8548583984375">
                <text:p>82.8548583984375</text:p>
              </table:table-cell>
              <table:table-cell office:value-type="float" office:value="80.7364501953125">
                <text:p>80.7364501953125</text:p>
              </table:table-cell>
              <table:table-cell office:value-type="float" office:value="80.0521240234375">
                <text:p>80.0521240234375</text:p>
              </table:table-cell>
              <table:table-cell office:value-type="float" office:value="80.1656494140625">
                <text:p>80.1656494140625</text:p>
              </table:table-cell>
              <table:table-cell office:value-type="float" office:value="80.1990966796875">
                <text:p>80.1990966796875</text:p>
              </table:table-cell>
              <table:table-cell office:value-type="float" office:value="80.4923095703125">
                <text:p>80.4923095703125</text:p>
              </table:table-cell>
              <table:table-cell office:value-type="float" office:value="79.7529296875">
                <text:p>79.7529296875</text:p>
              </table:table-cell>
              <table:table-cell office:value-type="float" office:value="78.5615234375">
                <text:p>78.5615234375</text:p>
              </table:table-cell>
              <table:table-cell office:value-type="float" office:value="80.1297607421875">
                <text:p>80.1297607421875</text:p>
              </table:table-cell>
              <table:table-cell office:value-type="float" office:value="81.037841796875">
                <text:p>81.037841796875</text:p>
              </table:table-cell>
              <table:table-cell office:value-type="float" office:value="80.4949951171875">
                <text:p>80.4949951171875</text:p>
              </table:table-cell>
              <table:table-cell office:value-type="float" office:value="80.4033203125">
                <text:p>80.4033203125</text:p>
              </table:table-cell>
              <table:table-cell office:value-type="float" office:value="81.7591552734375">
                <text:p>81.7591552734375</text:p>
              </table:table-cell>
              <table:table-cell office:value-type="float" office:value="83.0323486328125">
                <text:p>83.0323486328125</text:p>
              </table:table-cell>
              <table:table-cell office:value-type="float" office:value="84.0731201171875">
                <text:p>84.0731201171875</text:p>
              </table:table-cell>
              <table:table-cell office:value-type="float" office:value="85.4783935546875">
                <text:p>85.4783935546875</text:p>
              </table:table-cell>
              <table:table-cell office:value-type="float" office:value="86.6651611328125">
                <text:p>86.6651611328125</text:p>
              </table:table-cell>
              <table:table-cell office:value-type="float" office:value="85.87890625">
                <text:p>85.87890625</text:p>
              </table:table-cell>
              <table:table-cell office:value-type="float" office:value="86.2103271484375">
                <text:p>86.2103271484375</text:p>
              </table:table-cell>
              <table:table-cell office:value-type="float" office:value="86.9134521484375">
                <text:p>86.9134521484375</text:p>
              </table:table-cell>
              <table:table-cell office:value-type="float" office:value="87.6824951171875">
                <text:p>87.68249511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